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4.535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02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ext-properties fo:color="#0000ff"/>
    </style:style>
    <style:style style:name="ce2" style:family="table-cell" style:parent-style-name="Default" style:data-style-name="N1">
      <style:text-properties fo:color="#ff0000"/>
    </style:style>
    <style:style style:name="ce3" style:family="table-cell" style:parent-style-name="Default">
      <style:text-properties style:font-name="Arial" style:font-name-asian="Droid Sans Fallback" style:font-name-complex="Lohit Hindi"/>
    </style:style>
    <style:style style:name="ce4" style:family="table-cell" style:parent-style-name="Default" style:data-style-name="N1">
      <style:text-properties fo:color="#b3b300"/>
    </style:style>
    <style:style style:name="ce5" style:family="table-cell" style:parent-style-name="Default" style:data-style-name="N1">
      <style:text-properties fo:color="#00ff00"/>
    </style:style>
    <style:style style:name="ce6" style:family="table-cell" style:parent-style-name="Default" style:data-style-name="N1"/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ff00"/>
    </style:style>
    <style:style style:name="ce9" style:family="table-cell" style:parent-style-name="Default" style:data-style-name="N100">
      <style:text-properties fo:color="#ff0000"/>
    </style:style>
    <style:style style:name="ce10" style:family="table-cell" style:parent-style-name="Default" style:data-style-name="N100">
      <style:text-properties fo:color="#00ff00"/>
    </style:style>
    <style:style style:name="ce1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Tabe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4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g</text:p>
          </table:table-cell>
          <table:table-cell table:style-name="Default" office:value-type="string">
            <text:p>Performance (Sem DVFS)</text:p>
          </table:table-cell>
          <table:table-cell table:style-name="Default" office:value-type="string">
            <text:p>[GMDC+13] Optimal</text:p>
          </table:table-cell>
          <table:table-cell table:style-name="ce3" office:value-type="string">
            <text:p><text:span text:style-name="T1">[GMDC+13] OnDemand</text:span></text:p>
          </table:table-cell>
          <table:table-cell table:style-name="Default" office:value-type="string">
            <text:p>HEFT</text:p>
          </table:table-cell>
          <table:table-cell table:style-name="Default" office:value-type="string">
            <text:p>PowerHEFT (Proposta)</text:p>
          </table:table-cell>
          <table:table-cell table:number-columns-repeated="3"/>
          <table:table-cell table:style-name="Default" office:value-type="string">
            <text:p>HEFT (1 Rápido / N – 1 Lentos)</text:p>
          </table:table-cell>
          <table:table-cell table:number-columns-repeated="6"/>
        </table:table-row>
        <table:table-row table:style-name="ro2">
          <table:table-cell office:value-type="string">
            <text:p>CyberShake_30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  <table:table-cell office:value-type="float" office:value="265">
            <text:p>265</text:p>
          </table:table-cell>
          <table:table-cell office:value-type="float" office:value="460.826327088027">
            <text:p>461</text:p>
          </table:table-cell>
          <table:table-cell office:value-type="float" office:value="753.075">
            <text:p>753</text:p>
          </table:table-cell>
          <table:table-cell table:style-name="ce5"/>
          <table:table-cell/>
          <table:table-cell table:style-name="ce6"/>
          <table:table-cell office:value-type="float" office:value="538">
            <text:p>538</text:p>
          </table:table-cell>
          <table:table-cell table:number-columns-repeated="6"/>
        </table:table-row>
        <table:table-row table:style-name="ro2">
          <table:table-cell office:value-type="string">
            <text:p>CyberShake_50</text:p>
          </table:table-cell>
          <table:table-cell office:value-type="float" office:value="271">
            <text:p>271</text:p>
          </table:table-cell>
          <table:table-cell/>
          <table:table-cell office:value-type="float" office:value="271">
            <text:p>271</text:p>
          </table:table-cell>
          <table:table-cell office:value-type="float" office:value="460.826327088027">
            <text:p>461</text:p>
          </table:table-cell>
          <table:table-cell office:value-type="float" office:value="2175.06319444444">
            <text:p>2175</text:p>
          </table:table-cell>
          <table:table-cell table:style-name="ce5"/>
          <table:table-cell/>
          <table:table-cell table:style-name="ce6"/>
          <table:table-cell office:value-type="float" office:value="583">
            <text:p>583</text:p>
          </table:table-cell>
          <table:table-cell table:number-columns-repeated="6"/>
        </table:table-row>
        <table:table-row table:style-name="ro2">
          <table:table-cell office:value-type="string">
            <text:p>CyberShake_100</text:p>
          </table:table-cell>
          <table:table-cell office:value-type="float" office:value="271">
            <text:p>271</text:p>
          </table:table-cell>
          <table:table-cell/>
          <table:table-cell office:value-type="float" office:value="271">
            <text:p>271</text:p>
          </table:table-cell>
          <table:table-cell office:value-type="float" office:value="2028.42827639741">
            <text:p>2028</text:p>
          </table:table-cell>
          <table:table-cell office:value-type="float" office:value="8420.80902777777">
            <text:p>8421</text:p>
          </table:table-cell>
          <table:table-cell table:style-name="ce5"/>
          <table:table-cell/>
          <table:table-cell table:style-name="ce6"/>
          <table:table-cell office:value-type="float" office:value="762">
            <text:p>762</text:p>
          </table:table-cell>
          <table:table-cell table:number-columns-repeated="6"/>
        </table:table-row>
        <table:table-row table:style-name="ro2">
          <table:table-cell office:value-type="string">
            <text:p>CyberShake_1000</text:p>
          </table:table-cell>
          <table:table-cell office:value-type="float" office:value="263">
            <text:p>263</text:p>
          </table:table-cell>
          <table:table-cell/>
          <table:table-cell office:value-type="float" office:value="263">
            <text:p>263</text:p>
          </table:table-cell>
          <table:table-cell office:value-type="float" office:value="149572.230128451">
            <text:p>149572</text:p>
          </table:table-cell>
          <table:table-cell office:value-type="float" office:value="564335.173611109">
            <text:p>564335</text:p>
          </table:table-cell>
          <table:table-cell table:style-name="ce5"/>
          <table:table-cell/>
          <table:table-cell table:style-name="ce6"/>
          <table:table-cell office:value-type="float" office:value="4323">
            <text:p>4323</text:p>
          </table:table-cell>
          <table:table-cell table:number-columns-repeated="6"/>
        </table:table-row>
        <table:table-row table:style-name="ro2">
          <table:table-cell office:value-type="string">
            <text:p>Epigenomics_24</text:p>
          </table:table-cell>
          <table:table-cell office:value-type="float" office:value="2981">
            <text:p>2981</text:p>
          </table:table-cell>
          <table:table-cell office:value-type="float" office:value="4798">
            <text:p>4798</text:p>
          </table:table-cell>
          <table:table-cell office:value-type="float" office:value="2981">
            <text:p>2981</text:p>
          </table:table-cell>
          <table:table-cell office:value-type="float" office:value="7885.13670057071">
            <text:p>7885</text:p>
          </table:table-cell>
          <table:table-cell office:value-type="float" office:value="10289.7833333333">
            <text:p>10290</text:p>
          </table:table-cell>
          <table:table-cell table:style-name="ce5"/>
          <table:table-cell/>
          <table:table-cell table:style-name="ce6"/>
          <table:table-cell office:value-type="float" office:value="7416">
            <text:p>7416</text:p>
          </table:table-cell>
          <table:table-cell table:number-columns-repeated="6"/>
        </table:table-row>
        <table:table-row table:style-name="ro2">
          <table:table-cell office:value-type="string">
            <text:p>Epigenomics_46</text:p>
          </table:table-cell>
          <table:table-cell office:value-type="float" office:value="4084">
            <text:p>4084</text:p>
          </table:table-cell>
          <table:table-cell office:value-type="float" office:value="6089">
            <text:p>6089</text:p>
          </table:table-cell>
          <table:table-cell office:value-type="float" office:value="4084">
            <text:p>4084</text:p>
          </table:table-cell>
          <table:table-cell office:value-type="float" office:value="24301.378464102">
            <text:p>24301</text:p>
          </table:table-cell>
          <table:table-cell office:value-type="float" office:value="46097.8344444444">
            <text:p>46098</text:p>
          </table:table-cell>
          <table:table-cell table:style-name="ce5"/>
          <table:table-cell/>
          <table:table-cell table:style-name="ce6"/>
          <table:table-cell office:value-type="float" office:value="15268">
            <text:p>15268</text:p>
          </table:table-cell>
          <table:table-cell table:number-columns-repeated="6"/>
        </table:table-row>
        <table:table-row table:style-name="ro2">
          <table:table-cell office:value-type="string">
            <text:p>Epigenomics_100</text:p>
          </table:table-cell>
          <table:table-cell office:value-type="float" office:value="15098">
            <text:p>15098</text:p>
          </table:table-cell>
          <table:table-cell office:value-type="float" office:value="28234">
            <text:p>28234</text:p>
          </table:table-cell>
          <table:table-cell office:value-type="float" office:value="15098">
            <text:p>15098</text:p>
          </table:table-cell>
          <table:table-cell office:value-type="float" office:value="225213.811760648">
            <text:p>225214</text:p>
          </table:table-cell>
          <table:table-cell office:value-type="float" office:value="923208.116264503">
            <text:p>923208</text:p>
          </table:table-cell>
          <table:table-cell table:style-name="ce5"/>
          <table:table-cell/>
          <table:table-cell table:style-name="ce6"/>
          <table:table-cell office:value-type="float" office:value="80401">
            <text:p>80401</text:p>
          </table:table-cell>
          <table:table-cell table:number-columns-repeated="6"/>
        </table:table-row>
        <table:table-row table:style-name="ro2">
          <table:table-cell office:value-type="string">
            <text:p>HEFT_paper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table:number-columns-repeated="2"/>
          <table:table-cell table:style-name="ce5"/>
          <table:table-cell/>
          <table:table-cell table:style-name="ce6"/>
          <table:table-cell office:value-type="float" office:value="174">
            <text:p>174</text:p>
          </table:table-cell>
          <table:table-cell table:number-columns-repeated="6"/>
        </table:table-row>
        <table:table-row table:style-name="ro2">
          <table:table-cell office:value-type="string">
            <text:p>Inspiral_30</text:p>
          </table:table-cell>
          <table:table-cell office:value-type="float" office:value="806">
            <text:p>806</text:p>
          </table:table-cell>
          <table:table-cell office:value-type="float" office:value="846">
            <text:p>846</text:p>
          </table:table-cell>
          <table:table-cell office:value-type="float" office:value="806">
            <text:p>806</text:p>
          </table:table-cell>
          <table:table-cell office:value-type="float" office:value="1588.87831679626">
            <text:p>1589</text:p>
          </table:table-cell>
          <table:table-cell office:value-type="float" office:value="4913.275">
            <text:p>4913</text:p>
          </table:table-cell>
          <table:table-cell table:style-name="ce5"/>
          <table:table-cell/>
          <table:table-cell table:style-name="ce6"/>
          <table:table-cell office:value-type="float" office:value="1408">
            <text:p>1408</text:p>
          </table:table-cell>
          <table:table-cell table:number-columns-repeated="6"/>
        </table:table-row>
        <table:table-row table:style-name="ro2">
          <table:table-cell office:value-type="string">
            <text:p>Inspiral_50</text:p>
          </table:table-cell>
          <table:table-cell office:value-type="float" office:value="846">
            <text:p>846</text:p>
          </table:table-cell>
          <table:table-cell office:value-type="float" office:value="916">
            <text:p>916</text:p>
          </table:table-cell>
          <table:table-cell office:value-type="float" office:value="846">
            <text:p>846</text:p>
          </table:table-cell>
          <table:table-cell office:value-type="float" office:value="2726.88992535033">
            <text:p>2727</text:p>
          </table:table-cell>
          <table:table-cell office:value-type="float" office:value="14199.9375">
            <text:p>14200</text:p>
          </table:table-cell>
          <table:table-cell table:style-name="ce5"/>
          <table:table-cell/>
          <table:table-cell table:style-name="ce6"/>
          <table:table-cell office:value-type="float" office:value="1511">
            <text:p>1511</text:p>
          </table:table-cell>
          <table:table-cell table:number-columns-repeated="6"/>
        </table:table-row>
        <table:table-row table:style-name="ro2">
          <table:table-cell office:value-type="string">
            <text:p>Inspiral_100</text:p>
          </table:table-cell>
          <table:table-cell office:value-type="float" office:value="791">
            <text:p>791</text:p>
          </table:table-cell>
          <table:table-cell office:value-type="float" office:value="832">
            <text:p>832</text:p>
          </table:table-cell>
          <table:table-cell office:value-type="float" office:value="791">
            <text:p>791</text:p>
          </table:table-cell>
          <table:table-cell office:value-type="float" office:value="10850.4099888068">
            <text:p>10850</text:p>
          </table:table-cell>
          <table:table-cell office:value-type="float" office:value="49994.5118055556">
            <text:p>49995</text:p>
          </table:table-cell>
          <table:table-cell table:style-name="ce5"/>
          <table:table-cell/>
          <table:table-cell table:style-name="ce6"/>
          <table:table-cell office:value-type="float" office:value="3700">
            <text:p>3700</text:p>
          </table:table-cell>
          <table:table-cell table:number-columns-repeated="6"/>
        </table:table-row>
        <table:table-row table:style-name="ro2">
          <table:table-cell office:value-type="string">
            <text:p>Inspiral_1000</text:p>
          </table:table-cell>
          <table:table-cell office:value-type="float" office:value="855">
            <text:p>855</text:p>
          </table:table-cell>
          <table:table-cell office:value-type="float" office:value="1343">
            <text:p>1343</text:p>
          </table:table-cell>
          <table:table-cell office:value-type="float" office:value="855">
            <text:p>855</text:p>
          </table:table-cell>
          <table:table-cell office:value-type="float" office:value="267339.696089589">
            <text:p>267340</text:p>
          </table:table-cell>
          <table:table-cell office:value-type="float" office:value="5023858.42744237">
            <text:p>5023858</text:p>
          </table:table-cell>
          <table:table-cell table:style-name="ce5"/>
          <table:table-cell/>
          <table:table-cell table:style-name="ce6"/>
          <table:table-cell office:value-type="float" office:value="16642">
            <text:p>16642</text:p>
          </table:table-cell>
          <table:table-cell table:number-columns-repeated="6"/>
        </table:table-row>
        <table:table-row table:style-name="ro2">
          <table:table-cell office:value-type="string">
            <text:p>Montage_25</text:p>
          </table:table-cell>
          <table:table-cell office:value-type="float" office:value="205">
            <text:p>205</text:p>
          </table:table-cell>
          <table:table-cell/>
          <table:table-cell office:value-type="float" office:value="205">
            <text:p>205</text:p>
          </table:table-cell>
          <table:table-cell office:value-type="float" office:value="221.728449203214">
            <text:p>222</text:p>
          </table:table-cell>
          <table:table-cell office:value-type="float" office:value="307.318055555556">
            <text:p>307</text:p>
          </table:table-cell>
          <table:table-cell table:style-name="ce5"/>
          <table:table-cell/>
          <table:table-cell table:style-name="ce6"/>
          <table:table-cell office:value-type="float" office:value="197">
            <text:p>197</text:p>
          </table:table-cell>
          <table:table-cell table:number-columns-repeated="6"/>
        </table:table-row>
        <table:table-row table:style-name="ro2">
          <table:table-cell office:value-type="string">
            <text:p>Montage_50</text:p>
          </table:table-cell>
          <table:table-cell office:value-type="float" office:value="231">
            <text:p>231</text:p>
          </table:table-cell>
          <table:table-cell/>
          <table:table-cell office:value-type="float" office:value="231">
            <text:p>231</text:p>
          </table:table-cell>
          <table:table-cell office:value-type="float" office:value="483.868490105295">
            <text:p>484</text:p>
          </table:table-cell>
          <table:table-cell office:value-type="float" office:value="979.605555555556">
            <text:p>980</text:p>
          </table:table-cell>
          <table:table-cell table:style-name="ce5"/>
          <table:table-cell/>
          <table:table-cell table:style-name="ce6"/>
          <table:table-cell office:value-type="float" office:value="222">
            <text:p>222</text:p>
          </table:table-cell>
          <table:table-cell table:number-columns-repeated="6"/>
        </table:table-row>
        <table:table-row table:style-name="ro2">
          <table:table-cell office:value-type="string">
            <text:p>Montage_100</text:p>
          </table:table-cell>
          <table:table-cell office:value-type="float" office:value="236">
            <text:p>236</text:p>
          </table:table-cell>
          <table:table-cell/>
          <table:table-cell office:value-type="float" office:value="236">
            <text:p>236</text:p>
          </table:table-cell>
          <table:table-cell office:value-type="float" office:value="1588.90139208907">
            <text:p>1589</text:p>
          </table:table-cell>
          <table:table-cell office:value-type="float" office:value="3411.98541666667">
            <text:p>3412</text:p>
          </table:table-cell>
          <table:table-cell table:style-name="ce5"/>
          <table:table-cell/>
          <table:table-cell table:style-name="ce6"/>
          <table:table-cell office:value-type="float" office:value="216">
            <text:p>216</text:p>
          </table:table-cell>
          <table:table-cell table:number-columns-repeated="6"/>
        </table:table-row>
        <table:table-row table:style-name="ro2">
          <table:table-cell office:value-type="string">
            <text:p>Montage_1000</text:p>
          </table:table-cell>
          <table:table-cell office:value-type="float" office:value="555">
            <text:p>555</text:p>
          </table:table-cell>
          <table:table-cell office:value-type="float" office:value="557">
            <text:p>557</text:p>
          </table:table-cell>
          <table:table-cell office:value-type="float" office:value="555">
            <text:p>555</text:p>
          </table:table-cell>
          <table:table-cell office:value-type="float" office:value="90954.8805716763">
            <text:p>90955</text:p>
          </table:table-cell>
          <table:table-cell office:value-type="float" office:value="251042.902503632">
            <text:p>251043</text:p>
          </table:table-cell>
          <table:table-cell table:style-name="ce5"/>
          <table:table-cell/>
          <table:table-cell table:style-name="ce6"/>
          <table:table-cell office:value-type="float" office:value="362">
            <text:p>362</text:p>
          </table:table-cell>
          <table:table-cell table:number-columns-repeated="6"/>
        </table:table-row>
        <table:table-row table:style-name="ro2">
          <table:table-cell office:value-type="string">
            <text:p>Sipht_30</text:p>
          </table:table-cell>
          <table:table-cell table:number-columns-repeated="3" office:value-type="float" office:value="2349">
            <text:p>2349</text:p>
          </table:table-cell>
          <table:table-cell office:value-type="float" office:value="2844.47692699037">
            <text:p>2844</text:p>
          </table:table-cell>
          <table:table-cell office:value-type="float" office:value="4016.05">
            <text:p>4016</text:p>
          </table:table-cell>
          <table:table-cell table:style-name="ce5"/>
          <table:table-cell/>
          <table:table-cell table:style-name="ce6"/>
          <table:table-cell office:value-type="float" office:value="2340">
            <text:p>2340</text:p>
          </table:table-cell>
          <table:table-cell table:number-columns-repeated="6"/>
        </table:table-row>
        <table:table-row table:style-name="ro2">
          <table:table-cell office:value-type="string">
            <text:p>Sipht_60</text:p>
          </table:table-cell>
          <table:table-cell office:value-type="float" office:value="1975">
            <text:p>1975</text:p>
          </table:table-cell>
          <table:table-cell office:value-type="float" office:value="2249">
            <text:p>2249</text:p>
          </table:table-cell>
          <table:table-cell office:value-type="float" office:value="1975">
            <text:p>1975</text:p>
          </table:table-cell>
          <table:table-cell office:value-type="float" office:value="6059.74288847377">
            <text:p>6060</text:p>
          </table:table-cell>
          <table:table-cell office:value-type="float" office:value="16330.11625">
            <text:p>16330</text:p>
          </table:table-cell>
          <table:table-cell table:style-name="ce5"/>
          <table:table-cell/>
          <table:table-cell table:style-name="ce6"/>
          <table:table-cell office:value-type="float" office:value="3142">
            <text:p>3142</text:p>
          </table:table-cell>
          <table:table-cell table:number-columns-repeated="6"/>
        </table:table-row>
        <table:table-row table:style-name="ro2">
          <table:table-cell office:value-type="string">
            <text:p>Sipht_100</text:p>
          </table:table-cell>
          <table:table-cell office:value-type="float" office:value="1957">
            <text:p>1957</text:p>
          </table:table-cell>
          <table:table-cell office:value-type="float" office:value="2176">
            <text:p>2176</text:p>
          </table:table-cell>
          <table:table-cell office:value-type="float" office:value="1957">
            <text:p>1957</text:p>
          </table:table-cell>
          <table:table-cell office:value-type="float" office:value="9776.83869461564">
            <text:p>9777</text:p>
          </table:table-cell>
          <table:table-cell office:value-type="float" office:value="40238.69">
            <text:p>40239</text:p>
          </table:table-cell>
          <table:table-cell table:style-name="ce5"/>
          <table:table-cell/>
          <table:table-cell table:style-name="ce6"/>
          <table:table-cell office:value-type="float" office:value="3451">
            <text:p>3451</text:p>
          </table:table-cell>
          <table:table-cell table:number-columns-repeated="6"/>
        </table:table-row>
        <table:table-row table:style-name="ro2">
          <table:table-cell office:value-type="string">
            <text:p>Sipht_1000</text:p>
          </table:table-cell>
          <table:table-cell office:value-type="float" office:value="1881">
            <text:p>1881</text:p>
          </table:table-cell>
          <table:table-cell office:value-type="float" office:value="3596">
            <text:p>3596</text:p>
          </table:table-cell>
          <table:table-cell office:value-type="float" office:value="1881">
            <text:p>1881</text:p>
          </table:table-cell>
          <table:table-cell office:value-type="float" office:value="114861.500550916">
            <text:p>114862</text:p>
          </table:table-cell>
          <table:table-cell office:value-type="float" office:value="3936708.38458331">
            <text:p>3936708</text:p>
          </table:table-cell>
          <table:table-cell table:style-name="ce5"/>
          <table:table-cell/>
          <table:table-cell table:style-name="ce6"/>
          <table:table-cell office:value-type="float" office:value="5348">
            <text:p>5348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>
            <text:p>Energia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>
            <text:p>dag</text:p>
          </table:table-cell>
          <table:table-cell table:style-name="Default" office:value-type="string">
            <text:p>Performance (Sem DVFS)</text:p>
          </table:table-cell>
          <table:table-cell table:style-name="Default" office:value-type="string">
            <text:p>[GMDC+13] Optimal</text:p>
          </table:table-cell>
          <table:table-cell table:style-name="ce3" office:value-type="string">
            <text:p><text:span text:style-name="T1">[GMDC+13] OnDemand</text:span></text:p>
          </table:table-cell>
          <table:table-cell table:style-name="Default" office:value-type="string">
            <text:p>HEFT</text:p>
          </table:table-cell>
          <table:table-cell table:style-name="Default" office:value-type="string">
            <text:p>PowerHEFT (Proposta)</text:p>
          </table:table-cell>
          <table:table-cell table:number-columns-repeated="3"/>
          <table:table-cell table:style-name="Default" office:value-type="string">
            <text:p>HEFT (1 Rápido / N – 1 Lentos)</text:p>
          </table:table-cell>
          <table:table-cell table:number-columns-repeated="6"/>
        </table:table-row>
        <table:table-row table:style-name="ro2">
          <table:table-cell office:value-type="string">
            <text:p>CyberShake_30</text:p>
          </table:table-cell>
          <table:table-cell office:value-type="float" office:value="380.10817291997">
            <text:p>380</text:p>
          </table:table-cell>
          <table:table-cell office:value-type="float" office:value="352.37324850386">
            <text:p>352</text:p>
          </table:table-cell>
          <table:table-cell office:value-type="float" office:value="323.393131670819">
            <text:p>323</text:p>
          </table:table-cell>
          <table:table-cell office:value-type="float" office:value="323">
            <text:p>323</text:p>
          </table:table-cell>
          <table:table-cell table:style-name="ce5" office:value-type="float" office:value="533">
            <text:p>533</text:p>
          </table:table-cell>
          <table:table-cell/>
          <table:table-cell table:style-name="ce6"/>
          <table:table-cell/>
          <table:table-cell office:value-type="float" office:value="707.973228209426">
            <text:p>708</text:p>
          </table:table-cell>
          <table:table-cell table:number-columns-repeated="6"/>
        </table:table-row>
        <table:table-row table:style-name="ro2">
          <table:table-cell office:value-type="string">
            <text:p>CyberShake_50</text:p>
          </table:table-cell>
          <table:table-cell office:value-type="float" office:value="651.193648619629">
            <text:p>651</text:p>
          </table:table-cell>
          <table:table-cell/>
          <table:table-cell office:value-type="float" office:value="555.38630112182">
            <text:p>555</text:p>
          </table:table-cell>
          <table:table-cell office:value-type="float" office:value="347">
            <text:p>347</text:p>
          </table:table-cell>
          <table:table-cell table:style-name="ce5" office:value-type="float" office:value="928">
            <text:p>928</text:p>
          </table:table-cell>
          <table:table-cell/>
          <table:table-cell table:style-name="ce6"/>
          <table:table-cell/>
          <table:table-cell office:value-type="float" office:value="1239.19431968442">
            <text:p>1239</text:p>
          </table:table-cell>
          <table:table-cell table:number-columns-repeated="6"/>
        </table:table-row>
        <table:table-row table:style-name="ro2">
          <table:table-cell office:value-type="string">
            <text:p>CyberShake_100</text:p>
          </table:table-cell>
          <table:table-cell office:value-type="float" office:value="1304.75705974343">
            <text:p>1305</text:p>
          </table:table-cell>
          <table:table-cell/>
          <table:table-cell office:value-type="float" office:value="1113.75173224889">
            <text:p>1114</text:p>
          </table:table-cell>
          <table:table-cell office:value-type="float" office:value="427">
            <text:p>427</text:p>
          </table:table-cell>
          <table:table-cell table:style-name="ce5" office:value-type="float" office:value="1805">
            <text:p>1805</text:p>
          </table:table-cell>
          <table:table-cell/>
          <table:table-cell table:style-name="ce6"/>
          <table:table-cell/>
          <table:table-cell office:value-type="float" office:value="3204.92841246578">
            <text:p>3205</text:p>
          </table:table-cell>
          <table:table-cell table:number-columns-repeated="6"/>
        </table:table-row>
        <table:table-row table:style-name="ro2">
          <table:table-cell office:value-type="string">
            <text:p>CyberShake_1000</text:p>
          </table:table-cell>
          <table:table-cell office:value-type="float" office:value="12539.6796178567">
            <text:p>12540</text:p>
          </table:table-cell>
          <table:table-cell/>
          <table:table-cell office:value-type="float" office:value="10654.4543767342">
            <text:p>10654</text:p>
          </table:table-cell>
          <table:table-cell office:value-type="float" office:value="3217">
            <text:p>3217</text:p>
          </table:table-cell>
          <table:table-cell table:style-name="ce5" office:value-type="float" office:value="12158">
            <text:p>12158</text:p>
          </table:table-cell>
          <table:table-cell/>
          <table:table-cell table:style-name="ce6"/>
          <table:table-cell/>
          <table:table-cell office:value-type="float" office:value="174462.811337066">
            <text:p>174463</text:p>
          </table:table-cell>
          <table:table-cell table:number-columns-repeated="6"/>
        </table:table-row>
        <table:table-row table:style-name="ro2">
          <table:table-cell office:value-type="string">
            <text:p>Epigenomics_24</text:p>
          </table:table-cell>
          <table:table-cell office:value-type="float" office:value="3577.49645667327">
            <text:p>3577</text:p>
          </table:table-cell>
          <table:table-cell office:value-type="float" office:value="5310.04171461226">
            <text:p>5310</text:p>
          </table:table-cell>
          <table:table-cell office:value-type="float" office:value="3107.42640267497">
            <text:p>3107</text:p>
          </table:table-cell>
          <table:table-cell office:value-type="float" office:value="6966">
            <text:p>6966</text:p>
          </table:table-cell>
          <table:table-cell table:style-name="ce5" office:value-type="float" office:value="9010">
            <text:p>9010</text:p>
          </table:table-cell>
          <table:table-cell/>
          <table:table-cell table:style-name="ce6"/>
          <table:table-cell/>
          <table:table-cell office:value-type="float" office:value="7722.40853818458">
            <text:p>7722</text:p>
          </table:table-cell>
          <table:table-cell table:number-columns-repeated="6"/>
        </table:table-row>
        <table:table-row table:style-name="ro2">
          <table:table-cell office:value-type="string">
            <text:p>Epigenomics_46</text:p>
          </table:table-cell>
          <table:table-cell office:value-type="float" office:value="9508.41247153195">
            <text:p>9508</text:p>
          </table:table-cell>
          <table:table-cell office:value-type="float" office:value="12856.9942140909">
            <text:p>12857</text:p>
          </table:table-cell>
          <table:table-cell office:value-type="float" office:value="8224.15739278302">
            <text:p>8224</text:p>
          </table:table-cell>
          <table:table-cell office:value-type="float" office:value="11059">
            <text:p>11059</text:p>
          </table:table-cell>
          <table:table-cell table:style-name="ce5" office:value-type="float" office:value="20866">
            <text:p>20866</text:p>
          </table:table-cell>
          <table:table-cell/>
          <table:table-cell table:style-name="ce6"/>
          <table:table-cell/>
          <table:table-cell office:value-type="float" office:value="29581.9332588176">
            <text:p>29582</text:p>
          </table:table-cell>
          <table:table-cell table:number-columns-repeated="6"/>
        </table:table-row>
        <table:table-row table:style-name="ro2">
          <table:table-cell office:value-type="string">
            <text:p>Epigenomics_100</text:p>
          </table:table-cell>
          <table:table-cell office:value-type="float" office:value="75921.7085281899">
            <text:p>75922</text:p>
          </table:table-cell>
          <table:table-cell office:value-type="float" office:value="126240.891023843">
            <text:p>126241</text:p>
          </table:table-cell>
          <table:table-cell office:value-type="float" office:value="66111.1764354388">
            <text:p>66111</text:p>
          </table:table-cell>
          <table:table-cell office:value-type="float" office:value="49178">
            <text:p>49178</text:p>
          </table:table-cell>
          <table:table-cell table:style-name="ce5" office:value-type="float" office:value="205233">
            <text:p>205233</text:p>
          </table:table-cell>
          <table:table-cell/>
          <table:table-cell table:style-name="ce6"/>
          <table:table-cell/>
          <table:table-cell office:value-type="float" office:value="327968.67081773">
            <text:p>327969</text:p>
          </table:table-cell>
          <table:table-cell table:number-columns-repeated="6"/>
        </table:table-row>
        <table:table-row table:style-name="ro2">
          <table:table-cell office:value-type="string">
            <text:p>HEFT_paper</text:p>
          </table:table-cell>
          <table:table-cell office:value-type="float" office:value="80.249232639932">
            <text:p>80</text:p>
          </table:table-cell>
          <table:table-cell office:value-type="float" office:value="77.3335304478762">
            <text:p>77</text:p>
          </table:table-cell>
          <table:table-cell office:value-type="float" office:value="68.0504638902002">
            <text:p>68</text:p>
          </table:table-cell>
          <table:table-cell/>
          <table:table-cell table:style-name="ce5"/>
          <table:table-cell/>
          <table:table-cell table:style-name="ce6"/>
          <table:table-cell/>
          <table:table-cell office:value-type="float" office:value="76.5926989133948">
            <text:p>77</text:p>
          </table:table-cell>
          <table:table-cell table:number-columns-repeated="6"/>
        </table:table-row>
        <table:table-row table:style-name="ro2">
          <table:table-cell office:value-type="string">
            <text:p>Inspiral_30</text:p>
          </table:table-cell>
          <table:table-cell office:value-type="float" office:value="1218.4025141691">
            <text:p>1218</text:p>
          </table:table-cell>
          <table:table-cell office:value-type="float" office:value="1185.82672146621">
            <text:p>1186</text:p>
          </table:table-cell>
          <table:table-cell office:value-type="float" office:value="1061.92316066973">
            <text:p>1062</text:p>
          </table:table-cell>
          <table:table-cell office:value-type="float" office:value="1138">
            <text:p>1138</text:p>
          </table:table-cell>
          <table:table-cell table:style-name="ce5" office:value-type="float" office:value="3461">
            <text:p>3461</text:p>
          </table:table-cell>
          <table:table-cell/>
          <table:table-cell table:style-name="ce6"/>
          <table:table-cell/>
          <table:table-cell office:value-type="float" office:value="1870.40660030401">
            <text:p>1870</text:p>
          </table:table-cell>
          <table:table-cell table:number-columns-repeated="6"/>
        </table:table-row>
        <table:table-row table:style-name="ro2">
          <table:table-cell office:value-type="string">
            <text:p>Inspiral_50</text:p>
          </table:table-cell>
          <table:table-cell office:value-type="float" office:value="2134.18731334098">
            <text:p>2134</text:p>
          </table:table-cell>
          <table:table-cell office:value-type="float" office:value="2116.03390251215">
            <text:p>2116</text:p>
          </table:table-cell>
          <table:table-cell office:value-type="float" office:value="1861.14976534295">
            <text:p>1861</text:p>
          </table:table-cell>
          <table:table-cell office:value-type="float" office:value="1172">
            <text:p>1172</text:p>
          </table:table-cell>
          <table:table-cell table:style-name="ce5" office:value-type="float" office:value="6048">
            <text:p>6048</text:p>
          </table:table-cell>
          <table:table-cell/>
          <table:table-cell table:style-name="ce6"/>
          <table:table-cell/>
          <table:table-cell office:value-type="float" office:value="3303.94363418689">
            <text:p>3304</text:p>
          </table:table-cell>
          <table:table-cell table:number-columns-repeated="6"/>
        </table:table-row>
        <table:table-row table:style-name="ro2">
          <table:table-cell office:value-type="string">
            <text:p>Inspiral_100</text:p>
          </table:table-cell>
          <table:table-cell office:value-type="float" office:value="3976.733444466">
            <text:p>3977</text:p>
          </table:table-cell>
          <table:table-cell office:value-type="float" office:value="3810.49164806464">
            <text:p>3810</text:p>
          </table:table-cell>
          <table:table-cell office:value-type="float" office:value="3462.52204447154">
            <text:p>3463</text:p>
          </table:table-cell>
          <table:table-cell office:value-type="float" office:value="2383">
            <text:p>2383</text:p>
          </table:table-cell>
          <table:table-cell table:style-name="ce5" office:value-type="float" office:value="10711">
            <text:p>10711</text:p>
          </table:table-cell>
          <table:table-cell/>
          <table:table-cell table:style-name="ce6"/>
          <table:table-cell/>
          <table:table-cell office:value-type="float" office:value="15191.3557409985">
            <text:p>15191</text:p>
          </table:table-cell>
          <table:table-cell table:number-columns-repeated="6"/>
        </table:table-row>
        <table:table-row table:style-name="ro2">
          <table:table-cell office:value-type="string">
            <text:p>Inspiral_1000</text:p>
          </table:table-cell>
          <table:table-cell office:value-type="float" office:value="42990.8250145908">
            <text:p>42991</text:p>
          </table:table-cell>
          <table:table-cell office:value-type="float" office:value="60969.9663743039">
            <text:p>60970</text:p>
          </table:table-cell>
          <table:table-cell office:value-type="float" office:value="37434.1800183428">
            <text:p>37434</text:p>
          </table:table-cell>
          <table:table-cell office:value-type="float" office:value="5989">
            <text:p>5989</text:p>
          </table:table-cell>
          <table:table-cell table:style-name="ce5" office:value-type="float" office:value="108227">
            <text:p>108227</text:p>
          </table:table-cell>
          <table:table-cell/>
          <table:table-cell table:style-name="ce6"/>
          <table:table-cell/>
          <table:table-cell office:value-type="float" office:value="680344.813856971">
            <text:p>680345</text:p>
          </table:table-cell>
          <table:table-cell table:number-columns-repeated="6"/>
        </table:table-row>
        <table:table-row table:style-name="ro2">
          <table:table-cell office:value-type="string">
            <text:p>Montage_25</text:p>
          </table:table-cell>
          <table:table-cell office:value-type="float" office:value="241.213821801905">
            <text:p>241</text:p>
          </table:table-cell>
          <table:table-cell/>
          <table:table-cell office:value-type="float" office:value="203.668804550966">
            <text:p>204</text:p>
          </table:table-cell>
          <table:table-cell office:value-type="float" office:value="194">
            <text:p>194</text:p>
          </table:table-cell>
          <table:table-cell table:style-name="ce5" office:value-type="float" office:value="262">
            <text:p>262</text:p>
          </table:table-cell>
          <table:table-cell/>
          <table:table-cell table:style-name="ce6"/>
          <table:table-cell/>
          <table:table-cell office:value-type="float" office:value="217.163221229392">
            <text:p>217</text:p>
          </table:table-cell>
          <table:table-cell table:number-columns-repeated="6"/>
        </table:table-row>
        <table:table-row table:style-name="ro2">
          <table:table-cell office:value-type="string">
            <text:p>Montage_50</text:p>
          </table:table-cell>
          <table:table-cell office:value-type="float" office:value="543.549501258519">
            <text:p>544</text:p>
          </table:table-cell>
          <table:table-cell/>
          <table:table-cell office:value-type="float" office:value="458.919373010709">
            <text:p>459</text:p>
          </table:table-cell>
          <table:table-cell office:value-type="float" office:value="209">
            <text:p>209</text:p>
          </table:table-cell>
          <table:table-cell table:style-name="ce5" office:value-type="float" office:value="419">
            <text:p>419</text:p>
          </table:table-cell>
          <table:table-cell/>
          <table:table-cell table:style-name="ce6"/>
          <table:table-cell/>
          <table:table-cell office:value-type="float" office:value="470.527196806191">
            <text:p>471</text:p>
          </table:table-cell>
          <table:table-cell table:number-columns-repeated="6"/>
        </table:table-row>
        <table:table-row table:style-name="ro2">
          <table:table-cell office:value-type="string">
            <text:p>Montage_100</text:p>
          </table:table-cell>
          <table:table-cell office:value-type="float" office:value="1111.09791319688">
            <text:p>1111</text:p>
          </table:table-cell>
          <table:table-cell/>
          <table:table-cell office:value-type="float" office:value="938.294519447505">
            <text:p>938</text:p>
          </table:table-cell>
          <table:table-cell office:value-type="float" office:value="339">
            <text:p>339</text:p>
          </table:table-cell>
          <table:table-cell table:style-name="ce5" office:value-type="float" office:value="732">
            <text:p>732</text:p>
          </table:table-cell>
          <table:table-cell/>
          <table:table-cell table:style-name="ce6"/>
          <table:table-cell/>
          <table:table-cell office:value-type="float" office:value="890.248041605052">
            <text:p>890</text:p>
          </table:table-cell>
          <table:table-cell table:number-columns-repeated="6"/>
        </table:table-row>
        <table:table-row table:style-name="ro2">
          <table:table-cell office:value-type="string">
            <text:p>Montage_1000</text:p>
          </table:table-cell>
          <table:table-cell office:value-type="float" office:value="25917.7055438914">
            <text:p>25918</text:p>
          </table:table-cell>
          <table:table-cell office:value-type="float" office:value="24870.9987180169">
            <text:p>24871</text:p>
          </table:table-cell>
          <table:table-cell office:value-type="float" office:value="21799.4012551776">
            <text:p>21799</text:p>
          </table:table-cell>
          <table:table-cell office:value-type="float" office:value="1957">
            <text:p>1957</text:p>
          </table:table-cell>
          <table:table-cell table:style-name="ce5" office:value-type="float" office:value="5408">
            <text:p>5408</text:p>
          </table:table-cell>
          <table:table-cell/>
          <table:table-cell table:style-name="ce6"/>
          <table:table-cell/>
          <table:table-cell office:value-type="float" office:value="14411.617291937">
            <text:p>14412</text:p>
          </table:table-cell>
          <table:table-cell table:number-columns-repeated="6"/>
        </table:table-row>
        <table:table-row table:style-name="ro2">
          <table:table-cell office:value-type="string">
            <text:p>Sipht_30</text:p>
          </table:table-cell>
          <table:table-cell office:value-type="float" office:value="3241.16991250209">
            <text:p>3241</text:p>
          </table:table-cell>
          <table:table-cell office:value-type="float" office:value="2817.61291998178">
            <text:p>2818</text:p>
          </table:table-cell>
          <table:table-cell office:value-type="float" office:value="2751.11989000262">
            <text:p>2751</text:p>
          </table:table-cell>
          <table:table-cell office:value-type="float" office:value="2340">
            <text:p>2340</text:p>
          </table:table-cell>
          <table:table-cell table:style-name="ce5" office:value-type="float" office:value="2925">
            <text:p>2925</text:p>
          </table:table-cell>
          <table:table-cell/>
          <table:table-cell table:style-name="ce6"/>
          <table:table-cell/>
          <table:table-cell office:value-type="float" office:value="2803.40876144327">
            <text:p>2803</text:p>
          </table:table-cell>
          <table:table-cell table:number-columns-repeated="6"/>
        </table:table-row>
        <table:table-row table:style-name="ro2">
          <table:table-cell office:value-type="string">
            <text:p>Sipht_60</text:p>
          </table:table-cell>
          <table:table-cell office:value-type="float" office:value="5484.48662764376">
            <text:p>5484</text:p>
          </table:table-cell>
          <table:table-cell office:value-type="float" office:value="5373.14462393024">
            <text:p>5373</text:p>
          </table:table-cell>
          <table:table-cell office:value-type="float" office:value="4669.24033189501">
            <text:p>4669</text:p>
          </table:table-cell>
          <table:table-cell office:value-type="float" office:value="2455">
            <text:p>2455</text:p>
          </table:table-cell>
          <table:table-cell table:style-name="ce5" office:value-type="float" office:value="6006">
            <text:p>6006</text:p>
          </table:table-cell>
          <table:table-cell/>
          <table:table-cell table:style-name="ce6"/>
          <table:table-cell/>
          <table:table-cell office:value-type="float" office:value="7569.61265861133">
            <text:p>7570</text:p>
          </table:table-cell>
          <table:table-cell table:number-columns-repeated="6"/>
        </table:table-row>
        <table:table-row table:style-name="ro2">
          <table:table-cell office:value-type="string">
            <text:p>Sipht_100</text:p>
          </table:table-cell>
          <table:table-cell office:value-type="float" office:value="9060.11436056459">
            <text:p>9060</text:p>
          </table:table-cell>
          <table:table-cell office:value-type="float" office:value="8648.3589488667">
            <text:p>8648</text:p>
          </table:table-cell>
          <table:table-cell office:value-type="float" office:value="7701.75176756691">
            <text:p>7702</text:p>
          </table:table-cell>
          <table:table-cell office:value-type="float" office:value="2373">
            <text:p>2373</text:p>
          </table:table-cell>
          <table:table-cell table:style-name="ce5" office:value-type="float" office:value="8886">
            <text:p>8886</text:p>
          </table:table-cell>
          <table:table-cell/>
          <table:table-cell table:style-name="ce6"/>
          <table:table-cell/>
          <table:table-cell office:value-type="float" office:value="13815.9163376435">
            <text:p>13816</text:p>
          </table:table-cell>
          <table:table-cell table:number-columns-repeated="6"/>
        </table:table-row>
        <table:table-row table:style-name="ro2">
          <table:table-cell office:value-type="string">
            <text:p>Sipht_1000</text:p>
          </table:table-cell>
          <table:table-cell office:value-type="float" office:value="87005.5117437813">
            <text:p>87006</text:p>
          </table:table-cell>
          <table:table-cell office:value-type="float" office:value="141194.032091531">
            <text:p>141194</text:p>
          </table:table-cell>
          <table:table-cell office:value-type="float" office:value="74002.6593350393">
            <text:p>74003</text:p>
          </table:table-cell>
          <table:table-cell office:value-type="float" office:value="2793">
            <text:p>2793</text:p>
          </table:table-cell>
          <table:table-cell table:style-name="ce5" office:value-type="float" office:value="87612">
            <text:p>87612</text:p>
          </table:table-cell>
          <table:table-cell/>
          <table:table-cell table:style-name="ce6"/>
          <table:table-cell/>
          <table:table-cell office:value-type="float" office:value="206008.394631804">
            <text:p>206008</text:p>
          </table:table-cell>
          <table:table-cell table:number-columns-repeated="6"/>
        </table:table-row>
      </table:table>
      <table:table table:name="Tempo" table:style-name="ta1">
        <table:shapes>
          <draw:frame draw:z-index="0" draw:style-name="gr1" svg:width="15.992cm" svg:height="8.983cm" svg:x="0cm" svg:y="0.003cm">
            <draw:object draw:notify-on-update-of-ranges="Tabelas.A2:Tabelas.A4 Tabelas.B1:Tabelas.B1 Tabelas.B2:Tabelas.B4 Tabelas.C1:Tabelas.C1 Tabelas.C2:Tabelas.C4 Tabelas.D1:Tabelas.D1 Tabelas.D2:Tabelas.D4 Tabelas.E1:Tabelas.E1 Tabelas.E2:Tabelas.E4 Tabelas.F1:Tabelas.F1 Tabelas.F2:Tabelas.F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8.413cm" svg:y="0.002cm">
            <draw:object draw:notify-on-update-of-ranges="Tabelas.A10:Tabelas.A13 Tabelas.B1:Tabelas.B1 Tabelas.B10:Tabelas.B13 Tabelas.C1:Tabelas.C1 Tabelas.C10:Tabelas.C13 Tabelas.D1:Tabelas.D1 Tabelas.D10:Tabelas.D13 Tabelas.E1:Tabelas.E1 Tabelas.E10:Tabelas.E13 Tabelas.F1:Tabelas.F1 Tabelas.F10:Tabelas.F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0cm" svg:y="10cm">
            <draw:object draw:notify-on-update-of-ranges="Tabelas.A18:Tabelas.A21 Tabelas.B1:Tabelas.B1 Tabelas.B18:Tabelas.B21 Tabelas.C1:Tabelas.C1 Tabelas.C18:Tabelas.C21 Tabelas.D1:Tabelas.D1 Tabelas.D18:Tabelas.D21 Tabelas.E1:Tabelas.E1 Tabelas.E18:Tabelas.E21 Tabelas.F1:Tabelas.F1 Tabelas.F18:Tabelas.F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18.241cm" svg:y="9.892cm">
            <draw:object draw:notify-on-update-of-ranges="Tabelas.A14:Tabelas.A17 Tabelas.B1:Tabelas.B1 Tabelas.B14:Tabelas.B17 Tabelas.C1:Tabelas.C1 Tabelas.C14:Tabelas.C17 Tabelas.D1:Tabelas.D1 Tabelas.D14:Tabelas.D17 Tabelas.E1:Tabelas.E1 Tabelas.E14:Tabelas.E17 Tabelas.F1:Tabelas.F1 Tabelas.F14:Tabelas.F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0cm" svg:y="20.635cm">
            <draw:object draw:notify-on-update-of-ranges="Tabelas.A1:Tabelas.A1 Tabelas.A6:Tabelas.A8 Tabelas.B1:Tabelas.B1 Tabelas.B6:Tabelas.B8 Tabelas.C1:Tabelas.C1 Tabelas.C6:Tabelas.C8 Tabelas.D1:Tabelas.D1 Tabelas.D6:Tabelas.D8 Tabelas.E1:Tabelas.E1 Tabelas.E6:Tabelas.E8 Tabelas.F1:Tabelas.F1 Tabelas.F6:Tabelas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" table:default-cell-style-name="Default"/>
        <table:table-column table:style-name="co14" table:default-cell-style-name="ce11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1017" table:default-cell-style-name="Default"/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2" table:number-rows-repeated="3">
          <table:table-cell table:style-name="ce7" table:number-columns-repeated="2"/>
          <table:table-cell table:style-name="ce9"/>
          <table:table-cell table:style-name="ce7" table:number-columns-repeated="4"/>
          <table:table-cell table:style-name="ce8" table:number-columns-repeated="1017"/>
        </table:table-row>
        <table:table-row table:style-name="ro2" table:number-rows-repeated="4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2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number-columns-repeated="1017"/>
        </table:table-row>
        <table:table-row table:style-name="ro2" table:number-rows-repeated="4">
          <table:table-cell table:style-name="ce7" table:number-columns-repeated="2"/>
          <table:table-cell table:style-name="ce9"/>
          <table:table-cell table:style-name="ce7" table:number-columns-repeated="4"/>
          <table:table-cell table:style-name="ce8" table:number-columns-repeated="1017"/>
        </table:table-row>
        <table:table-row table:style-name="ro2">
          <table:table-cell table:style-name="ce7" table:number-columns-repeated="2"/>
          <table:table-cell table:style-name="ce9"/>
          <table:table-cell table:style-name="ce7" table:number-columns-repeated="1021"/>
        </table:table-row>
        <table:table-row table:style-name="ro2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2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10"/>
          <table:table-cell table:style-name="ce8" table:number-columns-repeated="1021"/>
        </table:table-row>
        <table:table-row table:style-name="ro2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2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2" table:number-rows-repeated="4">
          <table:table-cell table:style-name="ce8" table:number-columns-repeated="2"/>
          <table:table-cell table:style-name="ce10"/>
          <table:table-cell table:style-name="ce8" table:number-columns-repeated="1021"/>
        </table:table-row>
        <table:table-row table:style-name="ro2" table:number-rows-repeated="4">
          <table:table-cell table:style-name="ce8" table:number-columns-repeated="2"/>
          <table:table-cell table:style-name="ce10"/>
          <table:table-cell table:style-name="ce8" table:number-columns-repeated="4"/>
          <table:table-cell table:style-name="ce7" table:number-columns-repeated="1017"/>
        </table:table-row>
        <table:table-row table:style-name="ro2" table:number-rows-repeated="3">
          <table:table-cell table:style-name="ce8" table:number-columns-repeated="2"/>
          <table:table-cell table:style-name="ce10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8" table:number-columns-repeated="1017"/>
        </table:table-row>
        <table:table-row table:style-name="ro2" table:number-rows-repeated="3">
          <table:table-cell table:number-columns-repeated="7"/>
          <table:table-cell table:style-name="ce7"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">
          <table:table-cell table:number-columns-repeated="7"/>
          <table:table-cell table:style-name="ce8" table:number-columns-repeated="1017"/>
        </table:table-row>
        <table:table-row table:style-name="ro2" table:number-rows-repeated="4">
          <table:table-cell table:number-columns-repeated="7"/>
          <table:table-cell table:style-name="ce7" table:number-columns-repeated="1017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gia" table:style-name="ta1">
        <table:shapes>
          <draw:frame draw:z-index="0" draw:style-name="gr1" svg:width="15.853cm" svg:height="8.804cm" svg:x="0cm" svg:y="9.785cm">
            <draw:object draw:notify-on-update-of-ranges="Tabelas.A41:Tabelas.A44 Tabelas.B24:Tabelas.B24 Tabelas.B41:Tabelas.B44 Tabelas.C24:Tabelas.C24 Tabelas.C41:Tabelas.C44 Tabelas.D24:Tabelas.D24 Tabelas.D41:Tabelas.D44 Tabelas.E24:Tabelas.E24 Tabelas.E41:Tabelas.E44 Tabelas.F24:Tabelas.F24 Tabelas.F41:Tabelas.F4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15.999cm" svg:height="8.999cm" svg:x="18.064cm" svg:y="9.658cm">
            <draw:object draw:notify-on-update-of-ranges="Tabelas.A37:Tabelas.A40 Tabelas.B24:Tabelas.B24 Tabelas.B37:Tabelas.B40 Tabelas.C24:Tabelas.C24 Tabelas.C37:Tabelas.C40 Tabelas.D24:Tabelas.D24 Tabelas.D37:Tabelas.D40 Tabelas.E24:Tabelas.E24 Tabelas.E37:Tabelas.E40 Tabelas.F24:Tabelas.F24 Tabelas.F37:Tabelas.F4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5.999cm" svg:height="8.999cm" svg:x="17.891cm" svg:y="0.002cm">
            <draw:object draw:notify-on-update-of-ranges="Tabelas.A33:Tabelas.A36 Tabelas.B24:Tabelas.B24 Tabelas.B33:Tabelas.B36 Tabelas.C24:Tabelas.C24 Tabelas.C33:Tabelas.C36 Tabelas.D24:Tabelas.D24 Tabelas.D33:Tabelas.D36 Tabelas.E24:Tabelas.E24 Tabelas.E33:Tabelas.E36 Tabelas.F24:Tabelas.F24 Tabelas.F33:Tabelas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5.999cm" svg:height="8.999cm" svg:x="0cm" svg:y="19.488cm">
            <draw:object draw:notify-on-update-of-ranges="Tabelas.A29:Tabelas.A31 Tabelas.B24:Tabelas.B24 Tabelas.B29:Tabelas.B31 Tabelas.C24:Tabelas.C24 Tabelas.C29:Tabelas.C31 Tabelas.D24:Tabelas.D24 Tabelas.D29:Tabelas.D31 Tabelas.E24:Tabelas.E24 Tabelas.E29:Tabelas.E31 Tabelas.F24:Tabelas.F24 Tabelas.F29:Tabelas.F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svg:width="15.978cm" svg:height="8.999cm" svg:x="0cm" svg:y="0.002cm">
            <draw:object draw:notify-on-update-of-ranges="Tabelas.A25:Tabelas.A28 Tabelas.B24:Tabelas.B24 Tabelas.B25:Tabelas.B28 Tabelas.C24:Tabelas.C24 Tabelas.C25:Tabelas.C28 Tabelas.D24:Tabelas.D24 Tabelas.D25:Tabelas.D28 Tabelas.E24:Tabelas.E24 Tabelas.E25:Tabelas.E28 Tabelas.F24:Tabelas.F24 Tabelas.F25:Tabelas.F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row table:style-name="ro2" table:number-rows-repeated="22">
          <table:table-cell/>
        </table:table-row>
        <table:table-row table:style-name="ro3">
          <table:table-cell/>
        </table:table-row>
      </table:table>
      <table:database-ranges>
        <table:database-range table:name="__Anonymous_Sheet_DB__1" table:target-range-address="Tempo.A1:Tempo.G8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7/11/2013</text:date>, <text:time>09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aulo</meta:initial-creator>
    <meta:creation-date>2013-11-03T19:43:16</meta:creation-date>
    <dc:date>2013-11-07T09:55:58</dc:date>
    <dc:creator>Pedro Campos</dc:creator>
    <meta:editing-duration>PT06H27M29S</meta:editing-duration>
    <meta:editing-cycles>15</meta:editing-cycles>
    <meta:generator>BrOffice.org/3.2$Linux OpenOffice.org_project/320m19$Build-9505</meta:generator>
    <meta:document-statistic meta:table-count="3" meta:cell-count="27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84cm" xlink:href=".." chart:class="chart:line" chart:style-name="ch1">
        <chart:legend chart:legend-position="end" svg:x="11.74cm" svg:y="2.609cm" chart:style-name="ch2"/>
        <chart:plot-area chart:style-name="ch3" table:cell-range-address="Tabelas.A1:Tabelas.F4" chart:data-source-has-labels="both" svg:x="0.319cm" svg:y="0.179cm" svg:width="11.103cm" svg:height="8.447cm">
          <chart:axis chart:dimension="x" chart:name="primary-x" chart:style-name="ch4">
            <chart:categories table:cell-range-address="Tabelas.A2:Tabelas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2:Tabelas.B4" chart:label-cell-address="Tabelas.B1:Tabelas.B1" chart:class="chart:line">
            <chart:data-point chart:repeated="3"/>
          </chart:series>
          <chart:series chart:style-name="ch8" chart:values-cell-range-address="Tabelas.C2:Tabelas.C4" chart:label-cell-address="Tabelas.C1:Tabelas.C1" chart:class="chart:line">
            <chart:data-point chart:repeated="3"/>
          </chart:series>
          <chart:series chart:style-name="ch9" chart:values-cell-range-address="Tabelas.D2:Tabelas.D4" chart:label-cell-address="Tabelas.D1:Tabelas.D1" chart:class="chart:line">
            <chart:data-point chart:repeated="3"/>
          </chart:series>
          <chart:series chart:style-name="ch10" chart:values-cell-range-address="Tabelas.E2:Tabelas.E4" chart:label-cell-address="Tabelas.E1:Tabelas.E1" chart:class="chart:line">
            <chart:data-point chart:repeated="3"/>
          </chart:series>
          <chart:series chart:style-name="ch11" chart:values-cell-range-address="Tabelas.F2:Tabelas.F4" chart:label-cell-address="Tabelas.F1:Tabelas.F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[GMDC+13] Optimal</text:p>
              </table:table-cell>
              <table:table-cell office:value-type="string">
                <text:p text:id="Tabelas.D1:Tabelas.D1">[GMDC+13] OnDemand</text:p>
              </table:table-cell>
              <table:table-cell office:value-type="string">
                <text:p text:id="Tabelas.E1:Tabelas.E1">HEFT</text:p>
              </table:table-cell>
              <table:table-cell office:value-type="string">
                <text:p text:id="Tabelas.F1:Tabelas.F1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2:Tabelas.A4">CyberShake_30</text:p>
              </table:table-cell>
              <table:table-cell office:value-type="float" office:value="265">
                <text:p text:id="Tabelas.B2:Tabelas.B4">265</text:p>
              </table:table-cell>
              <table:table-cell office:value-type="float" office:value="272">
                <text:p text:id="Tabelas.C2:Tabelas.C4">272</text:p>
              </table:table-cell>
              <table:table-cell office:value-type="float" office:value="265">
                <text:p text:id="Tabelas.D2:Tabelas.D4">265</text:p>
              </table:table-cell>
              <table:table-cell office:value-type="float" office:value="460.826327088027">
                <text:p text:id="Tabelas.E2:Tabelas.E4">460.826327088027</text:p>
              </table:table-cell>
              <table:table-cell office:value-type="float" office:value="753.075">
                <text:p text:id="Tabelas.F2:Tabelas.F4">753.075</text:p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271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271">
                <text:p>271</text:p>
              </table:table-cell>
              <table:table-cell office:value-type="float" office:value="460.826327088027">
                <text:p>460.826327088027</text:p>
              </table:table-cell>
              <table:table-cell office:value-type="float" office:value="2175.06319444444">
                <text:p>2175.06319444444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271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271">
                <text:p>271</text:p>
              </table:table-cell>
              <table:table-cell office:value-type="float" office:value="2028.42827639741">
                <text:p>2028.42827639741</text:p>
              </table:table-cell>
              <table:table-cell office:value-type="float" office:value="8420.80902777777">
                <text:p>8420.80902777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54cm" svg:height="8.805cm" xlink:href=".." chart:class="chart:line" chart:style-name="ch1">
        <chart:title svg:x="7.437cm" svg:y="0.177cm" chart:style-name="ch2">
          <text:p>Sipht</text:p>
        </chart:title>
        <chart:legend chart:legend-position="end" svg:x="2.383cm" svg:y="1.146cm" chart:style-name="ch3"/>
        <chart:plot-area chart:style-name="ch4" table:cell-range-address="Tabelas.A41:Tabelas.F44 Tabelas.B24:Tabelas.F24" chart:data-source-has-labels="both" svg:x="0.433cm" svg:y="0.856cm" svg:width="10.854cm" svg:height="7.622cm">
          <chart:axis chart:dimension="x" chart:name="primary-x" chart:style-name="ch5">
            <chart:title svg:x="4.624cm" svg:y="8.082cm" chart:style-name="ch6">
              <text:p>Tamanho da entrada</text:p>
            </chart:title>
            <chart:categories table:cell-range-address="Tabelas.A41:Tabelas.A44"/>
          </chart:axis>
          <chart:axis chart:dimension="y" chart:name="primary-y" chart:style-name="ch7">
            <chart:title svg:x="0.318cm" svg:y="5.175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41:Tabelas.B44" chart:label-cell-address="Tabelas.B24:Tabelas.B24" chart:class="chart:line">
            <chart:data-point chart:repeated="4"/>
          </chart:series>
          <chart:series chart:style-name="ch11" chart:values-cell-range-address="Tabelas.C41:Tabelas.C44" chart:label-cell-address="Tabelas.C24:Tabelas.C24" chart:class="chart:line">
            <chart:data-point chart:repeated="4"/>
          </chart:series>
          <chart:series chart:style-name="ch12" chart:values-cell-range-address="Tabelas.D41:Tabelas.D44" chart:label-cell-address="Tabelas.D24:Tabelas.D24" chart:class="chart:line">
            <chart:data-point chart:repeated="4"/>
          </chart:series>
          <chart:series chart:style-name="ch13" chart:values-cell-range-address="Tabelas.E41:Tabelas.E44" chart:label-cell-address="Tabelas.E24:Tabelas.E24" chart:class="chart:line">
            <chart:data-point chart:repeated="4"/>
          </chart:series>
          <chart:series chart:style-name="ch14" chart:values-cell-range-address="Tabelas.F41:Tabelas.F44" chart:label-cell-address="Tabelas.F24:Tabelas.F2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(Sem DVFS)</text:p>
              </table:table-cell>
              <table:table-cell office:value-type="string">
                <text:p text:id="Tabelas.C24:Tabelas.C24">[GMDC+13] Optimal</text:p>
              </table:table-cell>
              <table:table-cell office:value-type="string">
                <text:p text:id="Tabelas.D24:Tabelas.D24">[GMDC+13] OnDemand</text:p>
              </table:table-cell>
              <table:table-cell office:value-type="string">
                <text:p text:id="Tabelas.E24:Tabelas.E24">HEFT</text:p>
              </table:table-cell>
              <table:table-cell office:value-type="string">
                <text:p text:id="Tabelas.F24:Tabelas.F24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41:Tabelas.A44">Sipht_30</text:p>
              </table:table-cell>
              <table:table-cell office:value-type="float" office:value="3241.16991250209">
                <text:p text:id="Tabelas.B41:Tabelas.B44">3241.16991250209</text:p>
              </table:table-cell>
              <table:table-cell office:value-type="float" office:value="2817.61291998178">
                <text:p text:id="Tabelas.C41:Tabelas.C44">2817.61291998178</text:p>
              </table:table-cell>
              <table:table-cell office:value-type="float" office:value="2751.11989000262">
                <text:p text:id="Tabelas.D41:Tabelas.D44">2751.11989000262</text:p>
              </table:table-cell>
              <table:table-cell office:value-type="float" office:value="2340">
                <text:p text:id="Tabelas.E41:Tabelas.E44">2340</text:p>
              </table:table-cell>
              <table:table-cell office:value-type="float" office:value="2925">
                <text:p text:id="Tabelas.F41:Tabelas.F44">2925</text:p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5484.48662764376">
                <text:p>5484.48662764376</text:p>
              </table:table-cell>
              <table:table-cell office:value-type="float" office:value="5373.14462393024">
                <text:p>5373.14462393024</text:p>
              </table:table-cell>
              <table:table-cell office:value-type="float" office:value="4669.24033189501">
                <text:p>4669.24033189501</text:p>
              </table:table-cell>
              <table:table-cell office:value-type="float" office:value="2455">
                <text:p>2455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9060.11436056459">
                <text:p>9060.11436056459</text:p>
              </table:table-cell>
              <table:table-cell office:value-type="float" office:value="8648.3589488667">
                <text:p>8648.3589488667</text:p>
              </table:table-cell>
              <table:table-cell office:value-type="float" office:value="7701.75176756691">
                <text:p>7701.75176756691</text:p>
              </table:table-cell>
              <table:table-cell office:value-type="float" office:value="2373">
                <text:p>2373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87005.5117437813">
                <text:p>87005.5117437813</text:p>
              </table:table-cell>
              <table:table-cell office:value-type="float" office:value="141194.032091531">
                <text:p>141194.032091531</text:p>
              </table:table-cell>
              <table:table-cell office:value-type="float" office:value="74002.6593350393">
                <text:p>74002.6593350393</text:p>
              </table:table-cell>
              <table:table-cell office:value-type="float" office:value="2793">
                <text:p>2793</text:p>
              </table:table-cell>
              <table:table-cell office:value-type="float" office:value="87612">
                <text:p>876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2.617cm" chart:style-name="ch2"/>
        <chart:plot-area chart:style-name="ch3" table:cell-range-address="Tabelas.A1:Tabelas.F1 Tabelas.A6:Tabelas.F8" chart:data-source-has-labels="both" svg:x="0.32cm" svg:y="0.18cm" svg:width="11.107cm" svg:height="8.46cm">
          <chart:axis chart:dimension="x" chart:name="primary-x" chart:style-name="ch4">
            <chart:categories table:cell-range-address="Tabelas.A6:Tabela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6:Tabelas.B8" chart:label-cell-address="Tabelas.B1:Tabelas.B1" chart:class="chart:line">
            <chart:data-point chart:repeated="3"/>
          </chart:series>
          <chart:series chart:style-name="ch8" chart:values-cell-range-address="Tabelas.C6:Tabelas.C8" chart:label-cell-address="Tabelas.C1:Tabelas.C1" chart:class="chart:line">
            <chart:data-point chart:repeated="3"/>
          </chart:series>
          <chart:series chart:style-name="ch9" chart:values-cell-range-address="Tabelas.D6:Tabelas.D8" chart:label-cell-address="Tabelas.D1:Tabelas.D1" chart:class="chart:line">
            <chart:data-point chart:repeated="3"/>
          </chart:series>
          <chart:series chart:style-name="ch10" chart:values-cell-range-address="Tabelas.E6:Tabelas.E8" chart:label-cell-address="Tabelas.E1:Tabelas.E1" chart:class="chart:line">
            <chart:data-point chart:repeated="3"/>
          </chart:series>
          <chart:series chart:style-name="ch11" chart:values-cell-range-address="Tabelas.F6:Tabelas.F8" chart:label-cell-address="Tabelas.F1:Tabelas.F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[GMDC+13] Optimal</text:p>
              </table:table-cell>
              <table:table-cell office:value-type="string">
                <text:p text:id="Tabelas.D1:Tabelas.D1">[GMDC+13] OnDemand</text:p>
              </table:table-cell>
              <table:table-cell office:value-type="string">
                <text:p text:id="Tabelas.E1:Tabelas.E1">HEFT</text:p>
              </table:table-cell>
              <table:table-cell office:value-type="string">
                <text:p text:id="Tabelas.F1:Tabelas.F1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6:Tabelas.A8">Epigenomics_24</text:p>
              </table:table-cell>
              <table:table-cell office:value-type="float" office:value="2981">
                <text:p text:id="Tabelas.B6:Tabelas.B8">2981</text:p>
              </table:table-cell>
              <table:table-cell office:value-type="float" office:value="4798">
                <text:p text:id="Tabelas.C6:Tabelas.C8">4798</text:p>
              </table:table-cell>
              <table:table-cell office:value-type="float" office:value="2981">
                <text:p text:id="Tabelas.D6:Tabelas.D8">2981</text:p>
              </table:table-cell>
              <table:table-cell office:value-type="float" office:value="7885.13670057071">
                <text:p text:id="Tabelas.E6:Tabelas.E8">7885.13670057071</text:p>
              </table:table-cell>
              <table:table-cell office:value-type="float" office:value="10289.7833333333">
                <text:p text:id="Tabelas.F6:Tabelas.F8">10289.7833333333</text:p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4084">
                <text:p>4084</text:p>
              </table:table-cell>
              <table:table-cell office:value-type="float" office:value="6089">
                <text:p>6089</text:p>
              </table:table-cell>
              <table:table-cell office:value-type="float" office:value="4084">
                <text:p>4084</text:p>
              </table:table-cell>
              <table:table-cell office:value-type="float" office:value="24301.378464102">
                <text:p>24301.378464102</text:p>
              </table:table-cell>
              <table:table-cell office:value-type="float" office:value="46097.8344444444">
                <text:p>46097.8344444444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15098">
                <text:p>15098</text:p>
              </table:table-cell>
              <table:table-cell office:value-type="float" office:value="28234">
                <text:p>28234</text:p>
              </table:table-cell>
              <table:table-cell office:value-type="float" office:value="15098">
                <text:p>15098</text:p>
              </table:table-cell>
              <table:table-cell office:value-type="float" office:value="225213.811760648">
                <text:p>225213.811760648</text:p>
              </table:table-cell>
              <table:table-cell office:value-type="float" office:value="923208.116264503">
                <text:p>923208.116264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2.617cm" chart:style-name="ch2"/>
        <chart:plot-area chart:style-name="ch3" table:cell-range-address="Tabelas.A10:Tabelas.F13 Tabelas.B1:Tabelas.F1" chart:data-source-has-labels="both" svg:x="0.32cm" svg:y="0.18cm" svg:width="11.107cm" svg:height="8.46cm">
          <chart:axis chart:dimension="x" chart:name="primary-x" chart:style-name="ch4">
            <chart:categories table:cell-range-address="Tabelas.A10:Tabela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0:Tabelas.B13" chart:label-cell-address="Tabelas.B1:Tabelas.B1" chart:class="chart:line">
            <chart:data-point chart:repeated="4"/>
          </chart:series>
          <chart:series chart:style-name="ch8" chart:values-cell-range-address="Tabelas.C10:Tabelas.C13" chart:label-cell-address="Tabelas.C1:Tabelas.C1" chart:class="chart:line">
            <chart:data-point chart:repeated="4"/>
          </chart:series>
          <chart:series chart:style-name="ch9" chart:values-cell-range-address="Tabelas.D10:Tabelas.D13" chart:label-cell-address="Tabelas.D1:Tabelas.D1" chart:class="chart:line">
            <chart:data-point chart:repeated="4"/>
          </chart:series>
          <chart:series chart:style-name="ch10" chart:values-cell-range-address="Tabelas.E10:Tabelas.E13" chart:label-cell-address="Tabelas.E1:Tabelas.E1" chart:class="chart:line">
            <chart:data-point chart:repeated="4"/>
          </chart:series>
          <chart:series chart:style-name="ch11" chart:values-cell-range-address="Tabelas.F10:Tabelas.F13" chart:label-cell-address="Tabelas.F1:Tabelas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[GMDC+13] Optimal</text:p>
              </table:table-cell>
              <table:table-cell office:value-type="string">
                <text:p text:id="Tabelas.D1:Tabelas.D1">[GMDC+13] OnDemand</text:p>
              </table:table-cell>
              <table:table-cell office:value-type="string">
                <text:p text:id="Tabelas.E1:Tabelas.E1">HEFT</text:p>
              </table:table-cell>
              <table:table-cell office:value-type="string">
                <text:p text:id="Tabelas.F1:Tabelas.F1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10:Tabelas.A13">Inspiral_30</text:p>
              </table:table-cell>
              <table:table-cell office:value-type="float" office:value="806">
                <text:p text:id="Tabelas.B10:Tabelas.B13">806</text:p>
              </table:table-cell>
              <table:table-cell office:value-type="float" office:value="846">
                <text:p text:id="Tabelas.C10:Tabelas.C13">846</text:p>
              </table:table-cell>
              <table:table-cell office:value-type="float" office:value="806">
                <text:p text:id="Tabelas.D10:Tabelas.D13">806</text:p>
              </table:table-cell>
              <table:table-cell office:value-type="float" office:value="1588.87831679626">
                <text:p text:id="Tabelas.E10:Tabelas.E13">1588.87831679626</text:p>
              </table:table-cell>
              <table:table-cell office:value-type="float" office:value="4913.275">
                <text:p text:id="Tabelas.F10:Tabelas.F13">4913.275</text:p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846">
                <text:p>846</text:p>
              </table:table-cell>
              <table:table-cell office:value-type="float" office:value="916">
                <text:p>916</text:p>
              </table:table-cell>
              <table:table-cell office:value-type="float" office:value="846">
                <text:p>846</text:p>
              </table:table-cell>
              <table:table-cell office:value-type="float" office:value="2726.88992535033">
                <text:p>2726.88992535033</text:p>
              </table:table-cell>
              <table:table-cell office:value-type="float" office:value="14199.9375">
                <text:p>14199.9375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791">
                <text:p>791</text:p>
              </table:table-cell>
              <table:table-cell office:value-type="float" office:value="832">
                <text:p>832</text:p>
              </table:table-cell>
              <table:table-cell office:value-type="float" office:value="791">
                <text:p>791</text:p>
              </table:table-cell>
              <table:table-cell office:value-type="float" office:value="10850.4099888068">
                <text:p>10850.4099888068</text:p>
              </table:table-cell>
              <table:table-cell office:value-type="float" office:value="49994.5118055556">
                <text:p>49994.5118055556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855">
                <text:p>855</text:p>
              </table:table-cell>
              <table:table-cell office:value-type="float" office:value="1343">
                <text:p>1343</text:p>
              </table:table-cell>
              <table:table-cell office:value-type="float" office:value="855">
                <text:p>855</text:p>
              </table:table-cell>
              <table:table-cell office:value-type="float" office:value="267339.696089589">
                <text:p>267339.696089589</text:p>
              </table:table-cell>
              <table:table-cell office:value-type="float" office:value="5023858.42744237">
                <text:p>5023858.427442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2.617cm" chart:style-name="ch2"/>
        <chart:plot-area chart:style-name="ch3" table:cell-range-address="Tabelas.A14:Tabelas.F17 Tabelas.B1:Tabelas.F1" chart:data-source-has-labels="both" svg:x="0.32cm" svg:y="0.18cm" svg:width="11.107cm" svg:height="8.46cm">
          <chart:axis chart:dimension="x" chart:name="primary-x" chart:style-name="ch4">
            <chart:categories table:cell-range-address="Tabelas.A14:Tabela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4:Tabelas.B17" chart:label-cell-address="Tabelas.B1:Tabelas.B1" chart:class="chart:line">
            <chart:data-point chart:repeated="4"/>
          </chart:series>
          <chart:series chart:style-name="ch8" chart:values-cell-range-address="Tabelas.C14:Tabelas.C17" chart:label-cell-address="Tabelas.C1:Tabelas.C1" chart:class="chart:line">
            <chart:data-point chart:repeated="4"/>
          </chart:series>
          <chart:series chart:style-name="ch9" chart:values-cell-range-address="Tabelas.D14:Tabelas.D17" chart:label-cell-address="Tabelas.D1:Tabelas.D1" chart:class="chart:line">
            <chart:data-point chart:repeated="4"/>
          </chart:series>
          <chart:series chart:style-name="ch10" chart:values-cell-range-address="Tabelas.E14:Tabelas.E17" chart:label-cell-address="Tabelas.E1:Tabelas.E1" chart:class="chart:line">
            <chart:data-point chart:repeated="4"/>
          </chart:series>
          <chart:series chart:style-name="ch11" chart:values-cell-range-address="Tabelas.F14:Tabelas.F17" chart:label-cell-address="Tabelas.F1:Tabelas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[GMDC+13] Optimal</text:p>
              </table:table-cell>
              <table:table-cell office:value-type="string">
                <text:p text:id="Tabelas.D1:Tabelas.D1">[GMDC+13] OnDemand</text:p>
              </table:table-cell>
              <table:table-cell office:value-type="string">
                <text:p text:id="Tabelas.E1:Tabelas.E1">HEFT</text:p>
              </table:table-cell>
              <table:table-cell office:value-type="string">
                <text:p text:id="Tabelas.F1:Tabelas.F1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14:Tabelas.A17">Montage_25</text:p>
              </table:table-cell>
              <table:table-cell office:value-type="float" office:value="205">
                <text:p text:id="Tabelas.B14:Tabelas.B17">205</text:p>
              </table:table-cell>
              <table:table-cell office:value-type="float" office:value="1.#NAN">
                <text:p text:id="Tabelas.C14:Tabelas.C17">1.#NAN</text:p>
              </table:table-cell>
              <table:table-cell office:value-type="float" office:value="205">
                <text:p text:id="Tabelas.D14:Tabelas.D17">205</text:p>
              </table:table-cell>
              <table:table-cell office:value-type="float" office:value="221.728449203214">
                <text:p text:id="Tabelas.E14:Tabelas.E17">221.728449203214</text:p>
              </table:table-cell>
              <table:table-cell office:value-type="float" office:value="307.318055555556">
                <text:p text:id="Tabelas.F14:Tabelas.F17">307.318055555556</text:p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231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231">
                <text:p>231</text:p>
              </table:table-cell>
              <table:table-cell office:value-type="float" office:value="483.868490105295">
                <text:p>483.868490105295</text:p>
              </table:table-cell>
              <table:table-cell office:value-type="float" office:value="979.605555555556">
                <text:p>979.605555555556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236">
                <text:p>236</text:p>
              </table:table-cell>
              <table:table-cell office:value-type="float" office:value="1588.90139208907">
                <text:p>1588.90139208907</text:p>
              </table:table-cell>
              <table:table-cell office:value-type="float" office:value="3411.98541666667">
                <text:p>3411.98541666667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555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555">
                <text:p>555</text:p>
              </table:table-cell>
              <table:table-cell office:value-type="float" office:value="90954.8805716763">
                <text:p>90954.8805716763</text:p>
              </table:table-cell>
              <table:table-cell office:value-type="float" office:value="251042.902503632">
                <text:p>251042.902503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legend chart:legend-position="end" svg:x="11.746cm" svg:y="2.617cm" chart:style-name="ch2"/>
        <chart:plot-area chart:style-name="ch3" table:cell-range-address="Tabelas.A18:Tabelas.F21 Tabelas.B1:Tabelas.F1" chart:data-source-has-labels="both" svg:x="0.32cm" svg:y="0.18cm" svg:width="11.107cm" svg:height="8.46cm">
          <chart:axis chart:dimension="x" chart:name="primary-x" chart:style-name="ch4">
            <chart:categories table:cell-range-address="Tabelas.A18:Tabelas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s.B18:Tabelas.B21" chart:label-cell-address="Tabelas.B1:Tabelas.B1" chart:class="chart:line">
            <chart:data-point chart:repeated="4"/>
          </chart:series>
          <chart:series chart:style-name="ch8" chart:values-cell-range-address="Tabelas.C18:Tabelas.C21" chart:label-cell-address="Tabelas.C1:Tabelas.C1" chart:class="chart:line">
            <chart:data-point chart:repeated="4"/>
          </chart:series>
          <chart:series chart:style-name="ch9" chart:values-cell-range-address="Tabelas.D18:Tabelas.D21" chart:label-cell-address="Tabelas.D1:Tabelas.D1" chart:class="chart:line">
            <chart:data-point chart:repeated="4"/>
          </chart:series>
          <chart:series chart:style-name="ch10" chart:values-cell-range-address="Tabelas.E18:Tabelas.E21" chart:label-cell-address="Tabelas.E1:Tabelas.E1" chart:class="chart:line">
            <chart:data-point chart:repeated="4"/>
          </chart:series>
          <chart:series chart:style-name="ch11" chart:values-cell-range-address="Tabelas.F18:Tabelas.F21" chart:label-cell-address="Tabelas.F1:Tabelas.F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1:Tabelas.B1">Performance (Sem DVFS)</text:p>
              </table:table-cell>
              <table:table-cell office:value-type="string">
                <text:p text:id="Tabelas.C1:Tabelas.C1">[GMDC+13] Optimal</text:p>
              </table:table-cell>
              <table:table-cell office:value-type="string">
                <text:p text:id="Tabelas.D1:Tabelas.D1">[GMDC+13] OnDemand</text:p>
              </table:table-cell>
              <table:table-cell office:value-type="string">
                <text:p text:id="Tabelas.E1:Tabelas.E1">HEFT</text:p>
              </table:table-cell>
              <table:table-cell office:value-type="string">
                <text:p text:id="Tabelas.F1:Tabelas.F1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18:Tabelas.A21">Sipht_30</text:p>
              </table:table-cell>
              <table:table-cell office:value-type="float" office:value="2349">
                <text:p text:id="Tabelas.B18:Tabelas.B21">2349</text:p>
              </table:table-cell>
              <table:table-cell office:value-type="float" office:value="2349">
                <text:p text:id="Tabelas.C18:Tabelas.C21">2349</text:p>
              </table:table-cell>
              <table:table-cell office:value-type="float" office:value="2349">
                <text:p text:id="Tabelas.D18:Tabelas.D21">2349</text:p>
              </table:table-cell>
              <table:table-cell office:value-type="float" office:value="2844.47692699037">
                <text:p text:id="Tabelas.E18:Tabelas.E21">2844.47692699037</text:p>
              </table:table-cell>
              <table:table-cell office:value-type="float" office:value="4016.05">
                <text:p text:id="Tabelas.F18:Tabelas.F21">4016.05</text:p>
              </table:table-cell>
            </table:table-row>
            <table:table-row>
              <table:table-cell office:value-type="string">
                <text:p>Sipht_60</text:p>
              </table:table-cell>
              <table:table-cell office:value-type="float" office:value="1975">
                <text:p>1975</text:p>
              </table:table-cell>
              <table:table-cell office:value-type="float" office:value="2249">
                <text:p>2249</text:p>
              </table:table-cell>
              <table:table-cell office:value-type="float" office:value="1975">
                <text:p>1975</text:p>
              </table:table-cell>
              <table:table-cell office:value-type="float" office:value="6059.74288847377">
                <text:p>6059.74288847377</text:p>
              </table:table-cell>
              <table:table-cell office:value-type="float" office:value="16330.11625">
                <text:p>16330.11625</text:p>
              </table:table-cell>
            </table:table-row>
            <table:table-row>
              <table:table-cell office:value-type="string">
                <text:p>Sipht_100</text:p>
              </table:table-cell>
              <table:table-cell office:value-type="float" office:value="1957">
                <text:p>1957</text:p>
              </table:table-cell>
              <table:table-cell office:value-type="float" office:value="2176">
                <text:p>2176</text:p>
              </table:table-cell>
              <table:table-cell office:value-type="float" office:value="1957">
                <text:p>1957</text:p>
              </table:table-cell>
              <table:table-cell office:value-type="float" office:value="9776.83869461564">
                <text:p>9776.83869461564</text:p>
              </table:table-cell>
              <table:table-cell office:value-type="float" office:value="40238.69">
                <text:p>40238.69</text:p>
              </table:table-cell>
            </table:table-row>
            <table:table-row>
              <table:table-cell office:value-type="string">
                <text:p>Sipht_1000</text:p>
              </table:table-cell>
              <table:table-cell office:value-type="float" office:value="1881">
                <text:p>1881</text:p>
              </table:table-cell>
              <table:table-cell office:value-type="float" office:value="3596">
                <text:p>3596</text:p>
              </table:table-cell>
              <table:table-cell office:value-type="float" office:value="1881">
                <text:p>1881</text:p>
              </table:table-cell>
              <table:table-cell office:value-type="float" office:value="114861.500550916">
                <text:p>114861.500550916</text:p>
              </table:table-cell>
              <table:table-cell office:value-type="float" office:value="3936708.38458331">
                <text:p>3936708.384583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9cm" svg:height="9cm" xlink:href=".." chart:class="chart:line" chart:style-name="ch1">
        <chart:title svg:x="6.785cm" svg:y="0.181cm" chart:style-name="ch2">
          <text:p>CyberShake</text:p>
        </chart:title>
        <chart:legend chart:legend-position="end" svg:x="2.294cm" svg:y="1.248cm" chart:style-name="ch3"/>
        <chart:plot-area chart:style-name="ch4" table:cell-range-address="Tabelas.A24:Tabelas.F28" chart:data-source-has-labels="both" svg:x="0.437cm" svg:y="0.864cm" svg:width="10.971cm" svg:height="7.797cm">
          <chart:axis chart:dimension="x" chart:name="primary-x" chart:style-name="ch5">
            <chart:title svg:x="4.686cm" svg:y="8.269cm" chart:style-name="ch6">
              <text:p>Tamanho da entrada</text:p>
            </chart:title>
            <chart:categories table:cell-range-address="Tabelas.A25:Tabelas.A28"/>
          </chart:axis>
          <chart:axis chart:dimension="y" chart:name="primary-y" chart:style-name="ch7">
            <chart:title svg:x="0.32cm" svg:y="5.27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25:Tabelas.B28" chart:label-cell-address="Tabelas.B24:Tabelas.B24" chart:class="chart:line">
            <chart:data-point chart:repeated="4"/>
          </chart:series>
          <chart:series chart:style-name="ch11" chart:values-cell-range-address="Tabelas.C25:Tabelas.C28" chart:label-cell-address="Tabelas.C24:Tabelas.C24" chart:class="chart:line">
            <chart:data-point chart:repeated="4"/>
          </chart:series>
          <chart:series chart:style-name="ch12" chart:values-cell-range-address="Tabelas.D25:Tabelas.D28" chart:label-cell-address="Tabelas.D24:Tabelas.D24" chart:class="chart:line">
            <chart:data-point chart:repeated="4"/>
          </chart:series>
          <chart:series chart:style-name="ch13" chart:values-cell-range-address="Tabelas.E25:Tabelas.E28" chart:label-cell-address="Tabelas.E24:Tabelas.E24" chart:class="chart:line">
            <chart:data-point chart:repeated="4"/>
          </chart:series>
          <chart:series chart:style-name="ch14" chart:values-cell-range-address="Tabelas.F25:Tabelas.F28" chart:label-cell-address="Tabelas.F24:Tabelas.F2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(Sem DVFS)</text:p>
              </table:table-cell>
              <table:table-cell office:value-type="string">
                <text:p text:id="Tabelas.C24:Tabelas.C24">[GMDC+13] Optimal</text:p>
              </table:table-cell>
              <table:table-cell office:value-type="string">
                <text:p text:id="Tabelas.D24:Tabelas.D24">[GMDC+13] OnDemand</text:p>
              </table:table-cell>
              <table:table-cell office:value-type="string">
                <text:p text:id="Tabelas.E24:Tabelas.E24">HEFT</text:p>
              </table:table-cell>
              <table:table-cell office:value-type="string">
                <text:p text:id="Tabelas.F24:Tabelas.F24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25:Tabelas.A28">CyberShake_30</text:p>
              </table:table-cell>
              <table:table-cell office:value-type="float" office:value="380.10817291997">
                <text:p text:id="Tabelas.B25:Tabelas.B28">380.10817291997</text:p>
              </table:table-cell>
              <table:table-cell office:value-type="float" office:value="352.37324850386">
                <text:p text:id="Tabelas.C25:Tabelas.C28">352.37324850386</text:p>
              </table:table-cell>
              <table:table-cell office:value-type="float" office:value="323.393131670819">
                <text:p text:id="Tabelas.D25:Tabelas.D28">323.393131670819</text:p>
              </table:table-cell>
              <table:table-cell office:value-type="float" office:value="323">
                <text:p text:id="Tabelas.E25:Tabelas.E28">323</text:p>
              </table:table-cell>
              <table:table-cell office:value-type="float" office:value="533">
                <text:p text:id="Tabelas.F25:Tabelas.F28">533</text:p>
              </table:table-cell>
            </table:table-row>
            <table:table-row>
              <table:table-cell office:value-type="string">
                <text:p>CyberShake_50</text:p>
              </table:table-cell>
              <table:table-cell office:value-type="float" office:value="651.193648619629">
                <text:p>651.193648619629</text:p>
              </table:table-cell>
              <table:table-cell office:value-type="float" office:value="1.#NAN">
                <text:p>1.#NAN</text:p>
              </table:table-cell>
              <table:table-cell office:value-type="float" office:value="555.38630112182">
                <text:p>555.38630112182</text:p>
              </table:table-cell>
              <table:table-cell office:value-type="float" office:value="347">
                <text:p>34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CyberShake_100</text:p>
              </table:table-cell>
              <table:table-cell office:value-type="float" office:value="1304.75705974343">
                <text:p>1304.75705974343</text:p>
              </table:table-cell>
              <table:table-cell office:value-type="float" office:value="1.#NAN">
                <text:p>1.#NAN</text:p>
              </table:table-cell>
              <table:table-cell office:value-type="float" office:value="1113.75173224889">
                <text:p>1113.75173224889</text:p>
              </table:table-cell>
              <table:table-cell office:value-type="float" office:value="427">
                <text:p>42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CyberShake_1000</text:p>
              </table:table-cell>
              <table:table-cell office:value-type="float" office:value="12539.6796178567">
                <text:p>12539.6796178567</text:p>
              </table:table-cell>
              <table:table-cell office:value-type="float" office:value="1.#NAN">
                <text:p>1.#NAN</text:p>
              </table:table-cell>
              <table:table-cell office:value-type="float" office:value="10654.4543767342">
                <text:p>10654.4543767342</text:p>
              </table:table-cell>
              <table:table-cell office:value-type="float" office:value="3217">
                <text:p>3217</text:p>
              </table:table-cell>
              <table:table-cell office:value-type="float" office:value="12158">
                <text:p>121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title svg:x="6.756cm" svg:y="0.181cm" chart:style-name="ch2">
          <text:p>Epigenomics</text:p>
        </chart:title>
        <chart:legend chart:legend-position="end" svg:x="2.409cm" svg:y="1.166cm" chart:style-name="ch3"/>
        <chart:plot-area chart:style-name="ch4" table:cell-range-address="Tabelas.A29:Tabelas.F31 Tabelas.B24:Tabelas.F24" chart:data-source-has-labels="both" svg:x="0.439cm" svg:y="0.864cm" svg:width="10.988cm" svg:height="7.797cm">
          <chart:axis chart:dimension="x" chart:name="primary-x" chart:style-name="ch5">
            <chart:title svg:x="4.697cm" svg:y="8.269cm" chart:style-name="ch6">
              <text:p>Tamanho da entrada</text:p>
            </chart:title>
            <chart:categories table:cell-range-address="Tabelas.A29:Tabelas.A31"/>
          </chart:axis>
          <chart:axis chart:dimension="y" chart:name="primary-y" chart:style-name="ch7">
            <chart:title svg:x="0.321cm" svg:y="5.27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29:Tabelas.B31" chart:label-cell-address="Tabelas.B24:Tabelas.B24" chart:class="chart:line">
            <chart:data-point chart:repeated="3"/>
          </chart:series>
          <chart:series chart:style-name="ch11" chart:values-cell-range-address="Tabelas.C29:Tabelas.C31" chart:label-cell-address="Tabelas.C24:Tabelas.C24" chart:class="chart:line">
            <chart:data-point chart:repeated="3"/>
          </chart:series>
          <chart:series chart:style-name="ch12" chart:values-cell-range-address="Tabelas.D29:Tabelas.D31" chart:label-cell-address="Tabelas.D24:Tabelas.D24" chart:class="chart:line">
            <chart:data-point chart:repeated="3"/>
          </chart:series>
          <chart:series chart:style-name="ch13" chart:values-cell-range-address="Tabelas.E29:Tabelas.E31" chart:label-cell-address="Tabelas.E24:Tabelas.E24" chart:class="chart:line">
            <chart:data-point chart:repeated="3"/>
          </chart:series>
          <chart:series chart:style-name="ch14" chart:values-cell-range-address="Tabelas.F29:Tabelas.F31" chart:label-cell-address="Tabelas.F24:Tabelas.F24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(Sem DVFS)</text:p>
              </table:table-cell>
              <table:table-cell office:value-type="string">
                <text:p text:id="Tabelas.C24:Tabelas.C24">[GMDC+13] Optimal</text:p>
              </table:table-cell>
              <table:table-cell office:value-type="string">
                <text:p text:id="Tabelas.D24:Tabelas.D24">[GMDC+13] OnDemand</text:p>
              </table:table-cell>
              <table:table-cell office:value-type="string">
                <text:p text:id="Tabelas.E24:Tabelas.E24">HEFT</text:p>
              </table:table-cell>
              <table:table-cell office:value-type="string">
                <text:p text:id="Tabelas.F24:Tabelas.F24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29:Tabelas.A31">Epigenomics_24</text:p>
              </table:table-cell>
              <table:table-cell office:value-type="float" office:value="3577.49645667327">
                <text:p text:id="Tabelas.B29:Tabelas.B31">3577.49645667327</text:p>
              </table:table-cell>
              <table:table-cell office:value-type="float" office:value="5310.04171461226">
                <text:p text:id="Tabelas.C29:Tabelas.C31">5310.04171461226</text:p>
              </table:table-cell>
              <table:table-cell office:value-type="float" office:value="3107.42640267497">
                <text:p text:id="Tabelas.D29:Tabelas.D31">3107.42640267497</text:p>
              </table:table-cell>
              <table:table-cell office:value-type="float" office:value="6966">
                <text:p text:id="Tabelas.E29:Tabelas.E31">6966</text:p>
              </table:table-cell>
              <table:table-cell office:value-type="float" office:value="9010">
                <text:p text:id="Tabelas.F29:Tabelas.F31">9010</text:p>
              </table:table-cell>
            </table:table-row>
            <table:table-row>
              <table:table-cell office:value-type="string">
                <text:p>Epigenomics_46</text:p>
              </table:table-cell>
              <table:table-cell office:value-type="float" office:value="9508.41247153195">
                <text:p>9508.41247153195</text:p>
              </table:table-cell>
              <table:table-cell office:value-type="float" office:value="12856.9942140909">
                <text:p>12856.9942140909</text:p>
              </table:table-cell>
              <table:table-cell office:value-type="float" office:value="8224.15739278302">
                <text:p>8224.15739278302</text:p>
              </table:table-cell>
              <table:table-cell office:value-type="float" office:value="11059">
                <text:p>11059</text:p>
              </table:table-cell>
              <table:table-cell office:value-type="float" office:value="20866">
                <text:p>20866</text:p>
              </table:table-cell>
            </table:table-row>
            <table:table-row>
              <table:table-cell office:value-type="string">
                <text:p>Epigenomics_100</text:p>
              </table:table-cell>
              <table:table-cell office:value-type="float" office:value="75921.7085281899">
                <text:p>75921.7085281899</text:p>
              </table:table-cell>
              <table:table-cell office:value-type="float" office:value="126240.891023843">
                <text:p>126240.891023843</text:p>
              </table:table-cell>
              <table:table-cell office:value-type="float" office:value="66111.1764354388">
                <text:p>66111.1764354388</text:p>
              </table:table-cell>
              <table:table-cell office:value-type="float" office:value="49178">
                <text:p>49178</text:p>
              </table:table-cell>
              <table:table-cell office:value-type="float" office:value="205233">
                <text:p>2052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title svg:x="7.299cm" svg:y="0.181cm" chart:style-name="ch2">
          <text:p>Inspiral</text:p>
        </chart:title>
        <chart:legend chart:legend-position="end" svg:x="2.475cm" svg:y="1.143cm" chart:style-name="ch3"/>
        <chart:plot-area chart:style-name="ch4" table:cell-range-address="Tabelas.A33:Tabelas.F36 Tabelas.B24:Tabelas.F24" chart:data-source-has-labels="both" svg:x="0.439cm" svg:y="0.864cm" svg:width="10.988cm" svg:height="7.797cm">
          <chart:axis chart:dimension="x" chart:name="primary-x" chart:style-name="ch5">
            <chart:title svg:x="4.697cm" svg:y="8.269cm" chart:style-name="ch6">
              <text:p>Tamanho da entrada</text:p>
            </chart:title>
            <chart:categories table:cell-range-address="Tabelas.A33:Tabelas.A36"/>
          </chart:axis>
          <chart:axis chart:dimension="y" chart:name="primary-y" chart:style-name="ch7">
            <chart:title svg:x="0.321cm" svg:y="5.27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33:Tabelas.B36" chart:label-cell-address="Tabelas.B24:Tabelas.B24" chart:class="chart:line">
            <chart:data-point chart:repeated="4"/>
          </chart:series>
          <chart:series chart:style-name="ch11" chart:values-cell-range-address="Tabelas.C33:Tabelas.C36" chart:label-cell-address="Tabelas.C24:Tabelas.C24" chart:class="chart:line">
            <chart:data-point chart:repeated="4"/>
          </chart:series>
          <chart:series chart:style-name="ch12" chart:values-cell-range-address="Tabelas.D33:Tabelas.D36" chart:label-cell-address="Tabelas.D24:Tabelas.D24" chart:class="chart:line">
            <chart:data-point chart:repeated="4"/>
          </chart:series>
          <chart:series chart:style-name="ch13" chart:values-cell-range-address="Tabelas.E33:Tabelas.E36" chart:label-cell-address="Tabelas.E24:Tabelas.E24" chart:class="chart:line">
            <chart:data-point chart:repeated="4"/>
          </chart:series>
          <chart:series chart:style-name="ch14" chart:values-cell-range-address="Tabelas.F33:Tabelas.F36" chart:label-cell-address="Tabelas.F24:Tabelas.F2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(Sem DVFS)</text:p>
              </table:table-cell>
              <table:table-cell office:value-type="string">
                <text:p text:id="Tabelas.C24:Tabelas.C24">[GMDC+13] Optimal</text:p>
              </table:table-cell>
              <table:table-cell office:value-type="string">
                <text:p text:id="Tabelas.D24:Tabelas.D24">[GMDC+13] OnDemand</text:p>
              </table:table-cell>
              <table:table-cell office:value-type="string">
                <text:p text:id="Tabelas.E24:Tabelas.E24">HEFT</text:p>
              </table:table-cell>
              <table:table-cell office:value-type="string">
                <text:p text:id="Tabelas.F24:Tabelas.F24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33:Tabelas.A36">Inspiral_30</text:p>
              </table:table-cell>
              <table:table-cell office:value-type="float" office:value="1218.4025141691">
                <text:p text:id="Tabelas.B33:Tabelas.B36">1218.4025141691</text:p>
              </table:table-cell>
              <table:table-cell office:value-type="float" office:value="1185.82672146621">
                <text:p text:id="Tabelas.C33:Tabelas.C36">1185.82672146621</text:p>
              </table:table-cell>
              <table:table-cell office:value-type="float" office:value="1061.92316066973">
                <text:p text:id="Tabelas.D33:Tabelas.D36">1061.92316066973</text:p>
              </table:table-cell>
              <table:table-cell office:value-type="float" office:value="1138">
                <text:p text:id="Tabelas.E33:Tabelas.E36">1138</text:p>
              </table:table-cell>
              <table:table-cell office:value-type="float" office:value="3461">
                <text:p text:id="Tabelas.F33:Tabelas.F36">3461</text:p>
              </table:table-cell>
            </table:table-row>
            <table:table-row>
              <table:table-cell office:value-type="string">
                <text:p>Inspiral_50</text:p>
              </table:table-cell>
              <table:table-cell office:value-type="float" office:value="2134.18731334098">
                <text:p>2134.18731334098</text:p>
              </table:table-cell>
              <table:table-cell office:value-type="float" office:value="2116.03390251215">
                <text:p>2116.03390251215</text:p>
              </table:table-cell>
              <table:table-cell office:value-type="float" office:value="1861.14976534295">
                <text:p>1861.14976534295</text:p>
              </table:table-cell>
              <table:table-cell office:value-type="float" office:value="1172">
                <text:p>1172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Inspiral_100</text:p>
              </table:table-cell>
              <table:table-cell office:value-type="float" office:value="3976.733444466">
                <text:p>3976.733444466</text:p>
              </table:table-cell>
              <table:table-cell office:value-type="float" office:value="3810.49164806464">
                <text:p>3810.49164806464</text:p>
              </table:table-cell>
              <table:table-cell office:value-type="float" office:value="3462.52204447154">
                <text:p>3462.52204447154</text:p>
              </table:table-cell>
              <table:table-cell office:value-type="float" office:value="2383">
                <text:p>2383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Inspiral_1000</text:p>
              </table:table-cell>
              <table:table-cell office:value-type="float" office:value="42990.8250145908">
                <text:p>42990.8250145908</text:p>
              </table:table-cell>
              <table:table-cell office:value-type="float" office:value="60969.9663743039">
                <text:p>60969.9663743039</text:p>
              </table:table-cell>
              <table:table-cell office:value-type="float" office:value="37434.1800183428">
                <text:p>37434.1800183428</text:p>
              </table:table-cell>
              <table:table-cell office:value-type="float" office:value="5989">
                <text:p>5989</text:p>
              </table:table-cell>
              <table:table-cell office:value-type="float" office:value="108227">
                <text:p>1082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line" chart:style-name="ch1">
        <chart:title svg:x="7.18cm" svg:y="0.181cm" chart:style-name="ch2">
          <text:p>Montage</text:p>
        </chart:title>
        <chart:legend chart:legend-position="end" svg:x="2.233cm" svg:y="1.247cm" chart:style-name="ch3"/>
        <chart:plot-area chart:style-name="ch4" table:cell-range-address="Tabelas.A37:Tabelas.F40 Tabelas.B24:Tabelas.F24" chart:data-source-has-labels="both" svg:x="0.439cm" svg:y="0.864cm" svg:width="10.988cm" svg:height="7.797cm">
          <chart:axis chart:dimension="x" chart:name="primary-x" chart:style-name="ch5">
            <chart:title svg:x="4.697cm" svg:y="8.269cm" chart:style-name="ch6">
              <text:p>Tamanho da entrada</text:p>
            </chart:title>
            <chart:categories table:cell-range-address="Tabelas.A37:Tabelas.A40"/>
          </chart:axis>
          <chart:axis chart:dimension="y" chart:name="primary-y" chart:style-name="ch7">
            <chart:title svg:x="0.321cm" svg:y="5.27cm" chart:style-name="ch8">
              <text:p>Energia (J)</text:p>
            </chart:title>
            <chart:grid chart:style-name="ch9" chart:class="major"/>
          </chart:axis>
          <chart:series chart:style-name="ch10" chart:values-cell-range-address="Tabelas.B37:Tabelas.B40" chart:label-cell-address="Tabelas.B24:Tabelas.B24" chart:class="chart:line">
            <chart:data-point chart:repeated="4"/>
          </chart:series>
          <chart:series chart:style-name="ch11" chart:values-cell-range-address="Tabelas.C37:Tabelas.C40" chart:label-cell-address="Tabelas.C24:Tabelas.C24" chart:class="chart:line">
            <chart:data-point chart:repeated="4"/>
          </chart:series>
          <chart:series chart:style-name="ch12" chart:values-cell-range-address="Tabelas.D37:Tabelas.D40" chart:label-cell-address="Tabelas.D24:Tabelas.D24" chart:class="chart:line">
            <chart:data-point chart:repeated="4"/>
          </chart:series>
          <chart:series chart:style-name="ch13" chart:values-cell-range-address="Tabelas.E37:Tabelas.E40" chart:label-cell-address="Tabelas.E24:Tabelas.E24" chart:class="chart:line">
            <chart:data-point chart:repeated="4"/>
          </chart:series>
          <chart:series chart:style-name="ch14" chart:values-cell-range-address="Tabelas.F37:Tabelas.F40" chart:label-cell-address="Tabelas.F24:Tabelas.F2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as.B24:Tabelas.B24">Performance (Sem DVFS)</text:p>
              </table:table-cell>
              <table:table-cell office:value-type="string">
                <text:p text:id="Tabelas.C24:Tabelas.C24">[GMDC+13] Optimal</text:p>
              </table:table-cell>
              <table:table-cell office:value-type="string">
                <text:p text:id="Tabelas.D24:Tabelas.D24">[GMDC+13] OnDemand</text:p>
              </table:table-cell>
              <table:table-cell office:value-type="string">
                <text:p text:id="Tabelas.E24:Tabelas.E24">HEFT</text:p>
              </table:table-cell>
              <table:table-cell office:value-type="string">
                <text:p text:id="Tabelas.F24:Tabelas.F24">PowerHEFT (Proposta)</text:p>
              </table:table-cell>
            </table:table-row>
          </table:table-header-rows>
          <table:table-rows>
            <table:table-row>
              <table:table-cell office:value-type="string">
                <text:p text:id="Tabelas.A37:Tabelas.A40">Montage_25</text:p>
              </table:table-cell>
              <table:table-cell office:value-type="float" office:value="241.213821801905">
                <text:p text:id="Tabelas.B37:Tabelas.B40">241.213821801905</text:p>
              </table:table-cell>
              <table:table-cell office:value-type="float" office:value="1.#NAN">
                <text:p text:id="Tabelas.C37:Tabelas.C40">1.#NAN</text:p>
              </table:table-cell>
              <table:table-cell office:value-type="float" office:value="203.668804550966">
                <text:p text:id="Tabelas.D37:Tabelas.D40">203.668804550966</text:p>
              </table:table-cell>
              <table:table-cell office:value-type="float" office:value="194">
                <text:p text:id="Tabelas.E37:Tabelas.E40">194</text:p>
              </table:table-cell>
              <table:table-cell office:value-type="float" office:value="262">
                <text:p text:id="Tabelas.F37:Tabelas.F40">262</text:p>
              </table:table-cell>
            </table:table-row>
            <table:table-row>
              <table:table-cell office:value-type="string">
                <text:p>Montage_50</text:p>
              </table:table-cell>
              <table:table-cell office:value-type="float" office:value="543.549501258519">
                <text:p>543.549501258519</text:p>
              </table:table-cell>
              <table:table-cell office:value-type="float" office:value="1.#NAN">
                <text:p>1.#NAN</text:p>
              </table:table-cell>
              <table:table-cell office:value-type="float" office:value="458.919373010709">
                <text:p>458.919373010709</text:p>
              </table:table-cell>
              <table:table-cell office:value-type="float" office:value="209">
                <text:p>20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Montage_100</text:p>
              </table:table-cell>
              <table:table-cell office:value-type="float" office:value="1111.09791319688">
                <text:p>1111.09791319688</text:p>
              </table:table-cell>
              <table:table-cell office:value-type="float" office:value="1.#NAN">
                <text:p>1.#NAN</text:p>
              </table:table-cell>
              <table:table-cell office:value-type="float" office:value="938.294519447505">
                <text:p>938.294519447505</text:p>
              </table:table-cell>
              <table:table-cell office:value-type="float" office:value="339">
                <text:p>33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Montage_1000</text:p>
              </table:table-cell>
              <table:table-cell office:value-type="float" office:value="25917.7055438914">
                <text:p>25917.7055438914</text:p>
              </table:table-cell>
              <table:table-cell office:value-type="float" office:value="24870.9987180169">
                <text:p>24870.9987180169</text:p>
              </table:table-cell>
              <table:table-cell office:value-type="float" office:value="21799.4012551776">
                <text:p>21799.4012551776</text:p>
              </table:table-cell>
              <table:table-cell office:value-type="float" office:value="1957">
                <text:p>1957</text:p>
              </table:table-cell>
              <table:table-cell office:value-type="float" office:value="5408">
                <text:p>54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